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Noto Sans Devanagari1" svg:font-family="'Noto Sans Devanagari'" style:font-family-generic="swiss"/>
    <style:font-face style:name="Tlwg Typo" svg:font-family="'Tlwg Typo'" style:font-pitch="fixed"/>
    <style:font-face style:name="Abyssinica SIL" svg:font-family="'Abyssinica SIL'" style:font-pitch="variable"/>
    <style:font-face style:name="Ani" svg:font-family="Ani" style:font-pitch="variable"/>
    <style:font-face style:name="AnjaliOldLipi" svg:font-family="AnjaliOldLipi" style:font-pitch="variable"/>
    <style:font-face style:name="Chilanka" svg:font-family="Chilanka" style:font-pitch="variable"/>
    <style:font-face style:name="Dyuthi" svg:font-family="Dyuthi" style:font-pitch="variable"/>
    <style:font-face style:name="Garuda" svg:font-family="Garuda" style:font-pitch="variable"/>
    <style:font-face style:name="Gubbi" svg:font-family="Gubbi" style:font-pitch="variable"/>
    <style:font-face style:name="Kinnari" svg:font-family="Kinnari" style:font-pitch="variable"/>
    <style:font-face style:name="Nimbus Sans L" svg:font-family="'Nimbus Sans L'" style:font-pitch="variable"/>
    <style:font-face style:name="Norasi" svg:font-family="Norasi" style:font-pitch="variable"/>
    <style:font-face style:name="Noto Music" svg:font-family="'Noto Music'" style:font-pitch="variable"/>
    <style:font-face style:name="Padauk Book" svg:font-family="'Padauk Book'" style:font-pitch="variable"/>
    <style:font-face style:name="Rasa" svg:font-family="Rasa" style:font-pitch="variable"/>
    <style:font-face style:name="Saab" svg:font-family="Saab" style:font-pitch="variable"/>
    <style:font-face style:name="Samanata" svg:font-family="Samanata" style:font-pitch="variable"/>
    <style:font-face style:name="UKIJ Diwani" svg:font-family="'UKIJ Diwani'" style:font-pitch="variable"/>
    <style:font-face style:name="UKIJ Ekran" svg:font-family="'UKIJ Ekran'" style:font-pitch="variable"/>
    <style:font-face style:name="Ubuntu" svg:font-family="Ubuntu" style:font-pitch="variable"/>
    <style:font-face style:name="Uroob" svg:font-family="Uroob" style:font-pitch="variable"/>
    <style:font-face style:name="aakar" svg:font-family="aakar"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Noto Serif" svg:font-family="'Noto Serif'" style:font-family-generic="roman" style:font-pitch="variable"/>
    <style:font-face style:name="Noto Serif Devanagari" svg:font-family="'Noto Serif Devanagari'"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officeooo:paragraph-rsid="009100a2"/>
    </style:style>
    <style:style style:name="P2" style:family="paragraph" style:parent-style-name="Text_20_body_20_indent">
      <style:paragraph-properties fo:margin-left="0cm" fo:margin-right="0cm" fo:margin-top="0cm" fo:margin-bottom="0cm" style:contextual-spacing="false" style:line-height-at-least="0cm" fo:text-indent="0cm" style:auto-text-indent="false" style:writing-mode="page"/>
      <style:text-properties style:font-name="Chilanka" fo:font-size="11pt" officeooo:paragraph-rsid="004c1294" style:font-size-asian="11pt" style:font-size-complex="11pt"/>
    </style:style>
    <style:style style:name="P3"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weight="normal" officeooo:rsid="00276427" officeooo:paragraph-rsid="00992360" style:font-size-asian="11pt" style:language-asian="tr" style:country-asian="TR" style:font-weight-asian="normal" style:font-name-complex="Times New Roman" style:font-size-complex="11pt" style:font-weight-complex="normal"/>
    </style:style>
    <style:style style:name="P4"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weight="normal" officeooo:rsid="00276427" officeooo:paragraph-rsid="00519fed" style:font-size-asian="11pt" style:language-asian="tr" style:country-asian="TR" style:font-weight-asian="normal" style:font-name-complex="Times New Roman1" style:font-size-complex="11pt" style:font-weight-complex="normal"/>
    </style:style>
    <style:style style:name="P5"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weight="normal" officeooo:rsid="00276427" officeooo:paragraph-rsid="00992360" style:font-size-asian="11pt" style:font-weight-asian="normal" style:font-name-complex="Times New Roman1" style:font-size-complex="11pt" style:font-weight-complex="normal"/>
    </style:style>
    <style:style style:name="P6" style:family="paragraph" style:parent-style-name="Footer">
      <style:paragraph-properties fo:margin-left="0cm" fo:margin-right="0cm" fo:margin-top="0cm" fo:margin-bottom="0cm" style:contextual-spacing="false" style:line-height-at-least="0cm" fo:text-indent="0cm" style:auto-text-indent="false" style:writing-mode="page"/>
      <style:text-properties style:font-name="Chilanka" fo:font-size="11pt" fo:font-weight="normal" officeooo:rsid="00519fed" officeooo:paragraph-rsid="008f180f" style:font-size-asian="11pt" style:font-weight-asian="normal" style:font-name-complex="Times New Roman1" style:font-size-complex="11pt" style:font-weight-complex="normal"/>
    </style:style>
    <style:style style:name="P7"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1pt" fo:font-weight="normal" officeooo:paragraph-rsid="004e8cf1" style:font-size-asian="11pt" style:font-weight-asian="normal" style:font-name-complex="Times New Roman1" style:font-size-complex="11pt" style:font-weight-complex="normal"/>
    </style:style>
    <style:style style:name="P8"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992360" style:font-size-asian="11pt" style:font-size-complex="11pt"/>
    </style:style>
    <style:style style:name="P9"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Garuda" fo:font-size="12pt" fo:font-weight="normal" officeooo:rsid="0055ae5c" officeooo:paragraph-rsid="009100a2" style:font-size-asian="12pt" style:language-asian="tr" style:country-asian="TR" style:font-weight-asian="normal" style:font-name-complex="Times New Roman1" style:font-size-complex="12pt" style:font-weight-complex="normal"/>
    </style:style>
    <style:style style:name="P10"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Abyssinica SIL" fo:font-size="11pt" fo:font-weight="normal" officeooo:rsid="0055ae5c" officeooo:paragraph-rsid="009100a2" style:font-size-asian="11pt" style:language-asian="tr" style:country-asian="TR" style:font-weight-asian="normal" style:font-name-complex="Times New Roman1" style:font-size-complex="11pt" style:font-weight-complex="normal"/>
    </style:style>
    <style:style style:name="P11"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2bcdb2" style:font-size-asian="11pt" style:font-size-complex="11pt"/>
    </style:style>
    <style:style style:name="P12"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949714" style:font-size-asian="11pt" style:font-size-complex="11pt"/>
    </style:style>
    <style:style style:name="P13"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2bcdb2" style:font-size-asian="11pt" style:font-size-complex="11pt"/>
    </style:style>
    <style:style style:name="P14"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455e00" style:font-size-asian="11pt" style:font-size-complex="11pt"/>
    </style:style>
    <style:style style:name="P15" style:family="paragraph" style:parent-style-name="List_20_Paragraph">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455e00" style:font-size-asian="11pt" style:font-size-complex="11pt"/>
    </style:style>
    <style:style style:name="P16"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1pt" fo:font-weight="bold" officeooo:rsid="002b0bb3" officeooo:paragraph-rsid="002b0bb3" style:font-size-asian="11pt" style:font-weight-asian="bold" style:font-size-complex="11pt" style:font-weight-complex="bold"/>
    </style:style>
    <style:style style:name="P1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275b19" style:font-size-asian="11pt" style:font-size-complex="11pt"/>
    </style:style>
    <style:style style:name="P1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4c1294" style:font-size-asian="11pt" style:font-size-complex="11pt"/>
    </style:style>
    <style:style style:name="P1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298cb2" style:font-size-asian="11pt" style:font-size-complex="11pt"/>
    </style:style>
    <style:style style:name="P2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4e8cf1" style:font-size-asian="11pt" style:font-size-complex="11pt"/>
    </style:style>
    <style:style style:name="P2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512536" style:font-size-asian="11pt" style:font-size-complex="11pt"/>
    </style:style>
    <style:style style:name="P2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56ecfa" style:font-size-asian="11pt" style:font-size-complex="11pt"/>
    </style:style>
    <style:style style:name="P2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4d17d8" style:font-size-asian="11pt" style:font-size-complex="11pt"/>
    </style:style>
    <style:style style:name="P2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455e00" style:font-size-asian="11pt" style:font-size-complex="11pt"/>
    </style:style>
    <style:style style:name="P2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2bcdb2" style:font-size-asian="11pt" style:font-size-complex="11pt"/>
    </style:style>
    <style:style style:name="P2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6fa4e9" style:font-size-asian="11pt" style:font-size-complex="11pt"/>
    </style:style>
    <style:style style:name="P2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496a67" style:font-size-asian="11pt" style:font-size-complex="11pt"/>
    </style:style>
    <style:style style:name="P2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weight="normal" officeooo:rsid="001f62ef" officeooo:paragraph-rsid="007505fa" style:font-size-asian="11pt" style:font-weight-asian="normal" style:font-size-complex="11pt" style:font-weight-complex="normal"/>
    </style:style>
    <style:style style:name="P2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weight="normal" officeooo:paragraph-rsid="005192be" style:font-size-asian="11pt" style:language-asian="tr" style:country-asian="TR" style:font-weight-asian="normal" style:font-name-complex="Times New Roman" style:font-size-complex="11pt" style:font-weight-complex="normal"/>
    </style:style>
    <style:style style:name="P3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style="normal" officeooo:rsid="007e3d08" officeooo:paragraph-rsid="00875977" style:font-size-asian="11pt" style:language-asian="tr" style:country-asian="TR" style:font-style-asian="normal" style:font-name-complex="Times New Roman" style:font-size-complex="11pt" style:font-weight-complex="normal"/>
    </style:style>
    <style:style style:name="P3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7c8eb0" style:font-size-asian="11pt" style:language-asian="tr" style:country-asian="TR" style:font-name-complex="Times New Roman" style:font-size-complex="11pt"/>
    </style:style>
    <style:style style:name="P3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6fa4e9" style:font-size-asian="11pt" style:language-asian="tr" style:country-asian="TR" style:font-name-complex="Times New Roman" style:font-size-complex="11pt"/>
    </style:style>
    <style:style style:name="P3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5192be" style:font-size-asian="11pt" style:language-asian="tr" style:country-asian="TR" style:font-name-complex="Times New Roman" style:font-size-complex="11pt"/>
    </style:style>
    <style:style style:name="P3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6fa4e9" style:font-size-asian="11pt" style:font-size-complex="11pt"/>
    </style:style>
    <style:style style:name="P3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7c8eb0" style:font-size-asian="11pt" style:font-size-complex="11pt"/>
    </style:style>
    <style:style style:name="P3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8f180f" style:font-size-asian="11pt" style:font-size-complex="11pt"/>
    </style:style>
    <style:style style:name="P3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5915ab" style:font-size-asian="11pt" style:font-size-complex="11pt"/>
    </style:style>
    <style:style style:name="P3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2b0bb3" style:font-size-asian="11pt" style:font-size-complex="11pt"/>
    </style:style>
    <style:style style:name="P3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992360" style:font-size-asian="11pt" style:font-size-complex="11pt"/>
    </style:style>
    <style:style style:name="P4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fo:font-style="italic" style:text-underline-style="solid" style:text-underline-width="auto" style:text-underline-color="font-color" fo:font-weight="bold" officeooo:paragraph-rsid="006fa4e9" style:font-size-asian="11pt" style:language-asian="tr" style:country-asian="TR" style:font-style-asian="italic" style:font-weight-asian="bold" style:font-name-complex="Times New Roman" style:font-size-complex="11pt"/>
    </style:style>
    <style:style style:name="P4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officeooo:paragraph-rsid="004958df" style:font-size-asian="12pt" style:font-size-complex="12pt"/>
    </style:style>
    <style:style style:name="P4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officeooo:paragraph-rsid="005865ba" style:font-size-asian="12pt" style:font-size-complex="12pt"/>
    </style:style>
    <style:style style:name="P4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officeooo:paragraph-rsid="008f180f" style:font-size-asian="12pt" style:font-size-complex="12pt"/>
    </style:style>
    <style:style style:name="P4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officeooo:paragraph-rsid="00992360" style:font-size-asian="12pt" style:font-size-complex="12pt"/>
    </style:style>
    <style:style style:name="P4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officeooo:paragraph-rsid="004958df" style:font-size-asian="12pt" style:language-asian="tr" style:country-asian="TR" style:font-name-complex="Tahoma" style:font-size-complex="12pt"/>
    </style:style>
    <style:style style:name="P4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officeooo:rsid="0014a809" officeooo:paragraph-rsid="005915ab" style:font-size-asian="12pt" style:language-asian="tr" style:country-asian="TR" style:font-name-complex="Times New Roman" style:font-size-complex="12pt"/>
    </style:style>
    <style:style style:name="P4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officeooo:rsid="0089ada2" officeooo:paragraph-rsid="0089ada2" style:font-size-asian="12pt" style:language-asian="tr" style:country-asian="TR" style:font-name-complex="Times New Roman" style:font-size-complex="12pt"/>
    </style:style>
    <style:style style:name="P4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officeooo:paragraph-rsid="005915ab" style:font-size-asian="12pt" style:font-name-complex="Times New Roman" style:font-size-complex="12pt"/>
    </style:style>
    <style:style style:name="P4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fo:font-weight="normal" officeooo:rsid="00374a74" officeooo:paragraph-rsid="005915ab" style:font-size-asian="12pt" style:language-asian="tr" style:country-asian="TR" style:font-weight-asian="normal" style:font-name-complex="Times New Roman" style:font-size-complex="12pt" style:font-weight-complex="normal"/>
    </style:style>
    <style:style style:name="P5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fo:font-weight="normal" officeooo:rsid="004958df" officeooo:paragraph-rsid="005915ab" style:font-size-asian="12pt" style:language-asian="tr" style:country-asian="TR" style:font-weight-asian="normal" style:font-name-complex="Times New Roman" style:font-size-complex="12pt" style:font-weight-complex="normal"/>
    </style:style>
    <style:style style:name="P5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fo:font-weight="normal" officeooo:rsid="006fa4e9" officeooo:paragraph-rsid="005915ab" style:font-size-asian="12pt" style:language-asian="tr" style:country-asian="TR" style:font-weight-asian="normal" style:font-name-complex="Times New Roman" style:font-size-complex="12pt" style:font-weight-complex="normal"/>
    </style:style>
    <style:style style:name="P5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fo:font-weight="normal" officeooo:rsid="0055ae5c" officeooo:paragraph-rsid="0068c3a0" style:font-size-asian="12pt" style:language-asian="tr" style:country-asian="TR" style:font-weight-asian="normal" style:font-name-complex="Times New Roman" style:font-size-complex="12pt" style:font-weight-complex="normal"/>
    </style:style>
    <style:style style:name="P5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fo:font-weight="normal" officeooo:rsid="0055ae5c" officeooo:paragraph-rsid="00992360" style:font-size-asian="12pt" style:language-asian="tr" style:country-asian="TR" style:font-weight-asian="normal" style:font-name-complex="Times New Roman" style:font-size-complex="12pt" style:font-weight-complex="normal"/>
    </style:style>
    <style:style style:name="P5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fo:font-weight="bold" officeooo:paragraph-rsid="0089ada2" style:font-size-asian="12pt" style:language-asian="tr" style:country-asian="TR" style:font-weight-asian="bold" style:font-name-complex="Times New Roman" style:font-size-complex="12pt"/>
    </style:style>
    <style:style style:name="P5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374a74" officeooo:paragraph-rsid="006bae34" style:font-size-asian="11pt" style:language-asian="tr" style:country-asian="TR" style:font-weight-asian="normal" style:font-name-complex="Times New Roman" style:font-size-complex="11pt" style:font-weight-complex="normal"/>
    </style:style>
    <style:style style:name="P5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374a74" officeooo:paragraph-rsid="0089ada2" style:font-size-asian="11pt" style:language-asian="tr" style:country-asian="TR" style:font-weight-asian="normal" style:font-name-complex="Times New Roman" style:font-size-complex="11pt" style:font-weight-complex="normal"/>
    </style:style>
    <style:style style:name="P5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374a74" officeooo:paragraph-rsid="008c0d6d" style:font-size-asian="11pt" style:language-asian="tr" style:country-asian="TR" style:font-weight-asian="normal" style:font-name-complex="Times New Roman" style:font-size-complex="11pt" style:font-weight-complex="normal"/>
    </style:style>
    <style:style style:name="P5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4958df" officeooo:paragraph-rsid="006bae34" style:font-size-asian="11pt" style:language-asian="tr" style:country-asian="TR" style:font-weight-asian="normal" style:font-name-complex="Times New Roman" style:font-size-complex="11pt" style:font-weight-complex="normal"/>
    </style:style>
    <style:style style:name="P5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4958df" officeooo:paragraph-rsid="0089ada2" style:font-size-asian="11pt" style:language-asian="tr" style:country-asian="TR" style:font-weight-asian="normal" style:font-name-complex="Times New Roman" style:font-size-complex="11pt" style:font-weight-complex="normal"/>
    </style:style>
    <style:style style:name="P6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6bae34" officeooo:paragraph-rsid="00992360" style:font-size-asian="11pt" style:language-asian="tr" style:country-asian="TR" style:font-weight-asian="normal" style:font-name-complex="Times New Roman" style:font-size-complex="11pt" style:font-weight-complex="normal"/>
    </style:style>
    <style:style style:name="P6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6bae34" officeooo:paragraph-rsid="0089ada2" style:font-size-asian="11pt" style:language-asian="tr" style:country-asian="TR" style:font-weight-asian="normal" style:font-name-complex="Times New Roman" style:font-size-complex="11pt" style:font-weight-complex="normal"/>
    </style:style>
    <style:style style:name="P6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c0d6d" officeooo:paragraph-rsid="0089ada2" style:font-size-asian="11pt" style:language-asian="tr" style:country-asian="TR" style:font-weight-asian="normal" style:font-name-complex="Times New Roman" style:font-size-complex="11pt" style:font-weight-complex="normal"/>
    </style:style>
    <style:style style:name="P6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c0d6d" officeooo:paragraph-rsid="008c0d6d" style:font-size-asian="11pt" style:language-asian="tr" style:country-asian="TR" style:font-weight-asian="normal" style:font-name-complex="Times New Roman" style:font-size-complex="11pt" style:font-weight-complex="normal"/>
    </style:style>
    <style:style style:name="P6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paragraph-rsid="006bae34" style:font-size-asian="11pt" style:language-asian="tr" style:country-asian="TR" style:font-weight-asian="normal" style:font-name-complex="Times New Roman" style:font-size-complex="11pt" style:font-weight-complex="normal"/>
    </style:style>
    <style:style style:name="P6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14a809" officeooo:paragraph-rsid="006bae34" style:font-size-asian="11pt" style:language-asian="tr" style:country-asian="TR" style:font-weight-asian="normal" style:font-name-complex="Times New Roman" style:font-size-complex="11pt" style:font-weight-complex="normal"/>
    </style:style>
    <style:style style:name="P6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paragraph-rsid="006bae34" style:font-size-asian="11pt" style:font-weight-asian="normal" style:font-size-complex="11pt" style:font-weight-complex="normal"/>
    </style:style>
    <style:style style:name="P6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paragraph-rsid="00992360" style:font-size-asian="11pt" style:font-weight-asian="normal" style:font-size-complex="11pt" style:font-weight-complex="normal"/>
    </style:style>
    <style:style style:name="P6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paragraph-rsid="006bae34" style:font-size-asian="11pt" style:font-weight-asian="normal" style:font-name-complex="Times New Roman" style:font-size-complex="11pt" style:font-weight-complex="normal"/>
    </style:style>
    <style:style style:name="P6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normal" officeooo:paragraph-rsid="0089ada2" style:font-size-asian="11pt" style:language-asian="tr" style:country-asian="TR" style:font-style-asian="italic" style:font-weight-asian="normal" style:font-name-complex="Times New Roman" style:font-size-complex="11pt" style:font-weight-complex="normal"/>
    </style:style>
    <style:style style:name="P70"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1pt" fo:font-weight="normal" officeooo:rsid="005e877f" officeooo:paragraph-rsid="009100a2" style:font-size-asian="11pt" style:language-asian="tr" style:country-asian="TR" style:font-weight-asian="normal" style:font-name-complex="Times New Roman" style:font-size-complex="11pt" style:font-weight-complex="normal"/>
    </style:style>
    <style:style style:name="P71"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1pt" fo:font-weight="normal" officeooo:rsid="005e877f" officeooo:paragraph-rsid="00992360" style:font-size-asian="11pt" style:language-asian="tr" style:country-asian="TR" style:font-weight-asian="normal" style:font-name-complex="Times New Roman" style:font-size-complex="11pt" style:font-weight-complex="normal"/>
    </style:style>
    <style:style style:name="P72"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1pt" fo:font-weight="normal" officeooo:rsid="00374a74" officeooo:paragraph-rsid="003b129e" style:font-size-asian="11pt" style:language-asian="tr" style:country-asian="TR" style:font-weight-asian="normal" style:font-name-complex="Times New Roman" style:font-size-complex="11pt" style:font-weight-complex="normal"/>
    </style:style>
    <style:style style:name="P73"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1pt" fo:font-weight="normal" officeooo:rsid="006bae34" officeooo:paragraph-rsid="006bae34" style:font-size-asian="11pt" style:language-asian="tr" style:country-asian="TR" style:font-weight-asian="normal" style:font-name-complex="Times New Roman" style:font-size-complex="11pt" style:font-weight-complex="normal"/>
    </style:style>
    <style:style style:name="P74" style:family="paragraph" style:parent-style-name="Text_20_body">
      <style:paragraph-properties fo:margin-left="0cm" fo:margin-right="0cm" fo:margin-top="0cm" fo:margin-bottom="0cm" style:contextual-spacing="false" style:line-height-at-least="0cm" fo:text-indent="0cm" style:auto-text-indent="false" style:writing-mode="page"/>
      <style:text-properties style:font-name="Chilanka" fo:font-size="11pt" fo:font-weight="normal" officeooo:paragraph-rsid="0013bc4d" style:font-size-asian="11pt" style:font-weight-asian="normal" style:font-name-complex="Times New Roman1" style:font-size-complex="11pt" style:font-weight-complex="normal"/>
    </style:style>
    <style:style style:name="P75"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1pt" officeooo:paragraph-rsid="00992360" style:font-size-asian="11pt" style:font-size-complex="11pt"/>
    </style:style>
    <style:style style:name="P76"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Garuda"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77"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Garuda" fo:font-size="12pt" fo:font-weight="normal" officeooo:rsid="006bae34" officeooo:paragraph-rsid="006bae34" style:font-size-asian="12pt" style:language-asian="tr" style:country-asian="TR" style:font-weight-asian="normal" style:font-name-complex="Times New Roman" style:font-size-complex="12pt" style:font-weight-complex="normal"/>
    </style:style>
    <style:style style:name="P78"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1pt" fo:font-weight="normal" officeooo:rsid="006bae34" officeooo:paragraph-rsid="006bae34" style:font-size-asian="11pt" style:language-asian="tr" style:country-asian="TR" style:font-weight-asian="normal" style:font-name-complex="Times New Roman" style:font-size-complex="11pt" style:font-weight-complex="normal"/>
    </style:style>
    <style:style style:name="P79"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1pt" fo:font-weight="normal" officeooo:rsid="00374a74" officeooo:paragraph-rsid="006bae34" style:font-size-asian="11pt" style:language-asian="tr" style:country-asian="TR" style:font-weight-asian="normal" style:font-name-complex="Times New Roman" style:font-size-complex="11pt" style:font-weight-complex="normal"/>
    </style:style>
    <style:style style:name="T1" style:family="text">
      <style:text-properties officeooo:rsid="0045a579"/>
    </style:style>
    <style:style style:name="T2" style:family="text">
      <style:text-properties officeooo:rsid="009100a2"/>
    </style:style>
    <style:style style:name="T3" style:family="text">
      <style:text-properties style:font-name="UKIJ Diwani" fo:font-size="12pt" fo:font-weight="normal" officeooo:rsid="009100a2" style:font-size-asian="12pt" style:language-asian="tr" style:country-asian="TR" style:font-weight-asian="normal" style:font-name-complex="Times New Roman" style:font-size-complex="12pt" style:font-weight-complex="normal"/>
    </style:style>
    <style:style style:name="T4" style:family="text">
      <style:text-properties style:font-name="UKIJ Diwani" fo:font-size="12pt" fo:font-weight="normal" officeooo:rsid="008f180f" style:font-size-asian="12pt" style:language-asian="tr" style:country-asian="TR" style:font-weight-asian="normal" style:font-name-complex="Times New Roman" style:font-size-complex="12pt" style:font-weight-complex="normal"/>
    </style:style>
    <style:style style:name="T5" style:family="text">
      <style:text-properties style:font-name="UKIJ Diwani" fo:font-size="12pt" fo:font-weight="normal" officeooo:rsid="0098e9eb" style:font-size-asian="12pt" style:language-asian="tr" style:country-asian="TR" style:font-weight-asian="normal" style:font-name-complex="Times New Roman" style:font-size-complex="12pt" style:font-weight-complex="normal"/>
    </style:style>
    <style:style style:name="T6" style:family="text">
      <style:text-properties style:font-name="UKIJ Diwani" fo:font-size="12pt" fo:font-weight="bold" officeooo:rsid="008f180f" style:font-size-asian="12pt" style:language-asian="tr" style:country-asian="TR" style:font-weight-asian="bold" style:font-name-complex="Times New Roman" style:font-size-complex="12pt" style:font-weight-complex="bold"/>
    </style:style>
    <style:style style:name="T7" style:family="text">
      <style:text-properties style:font-name="UKIJ Diwani" fo:font-size="12pt" fo:font-weight="bold" officeooo:rsid="009100a2" style:font-size-asian="12pt" style:language-asian="tr" style:country-asian="TR" style:font-weight-asian="bold" style:font-name-complex="Times New Roman" style:font-size-complex="12pt" style:font-weight-complex="bold"/>
    </style:style>
    <style:style style:name="T8" style:family="text">
      <style:text-properties style:font-name="UKIJ Diwani" fo:font-size="12pt" fo:font-weight="bold" officeooo:rsid="0098e9eb" style:font-size-asian="12pt" style:language-asian="tr" style:country-asian="TR" style:font-weight-asian="bold" style:font-name-complex="Times New Roman" style:font-size-complex="12pt" style:font-weight-complex="bold"/>
    </style:style>
    <style:style style:name="T9" style:family="text">
      <style:text-properties style:font-name="UKIJ Diwani" fo:font-size="12pt" fo:font-weight="bold" officeooo:rsid="009100a2" style:font-size-asian="12pt" style:font-weight-asian="bold" style:font-size-complex="12pt" style:font-weight-complex="bold"/>
    </style:style>
    <style:style style:name="T10" style:family="text">
      <style:text-properties style:font-name="UKIJ Diwani" fo:font-size="12pt" fo:font-weight="bold" officeooo:rsid="008f180f" style:font-size-asian="12pt" style:font-weight-asian="bold" style:font-size-complex="12pt" style:font-weight-complex="bold"/>
    </style:style>
    <style:style style:name="T11" style:family="text">
      <style:text-properties style:font-name="UKIJ Diwani" fo:font-size="12pt" fo:font-weight="bold" officeooo:rsid="0098e9eb" style:font-size-asian="12pt" style:font-weight-asian="bold" style:font-size-complex="12pt" style:font-weight-complex="bold"/>
    </style:style>
    <style:style style:name="T12" style:family="text">
      <style:text-properties style:font-name="UKIJ Diwani" fo:font-weight="bold" officeooo:rsid="008f180f" style:language-asian="tr" style:country-asian="TR" style:font-weight-asian="bold" style:font-name-complex="Times New Roman" style:font-weight-complex="bold"/>
    </style:style>
    <style:style style:name="T13" style:family="text">
      <style:text-properties style:font-name="UKIJ Diwani" fo:font-weight="bold" officeooo:rsid="0098e9eb" style:language-asian="tr" style:country-asian="TR" style:font-weight-asian="bold" style:font-name-complex="Times New Roman" style:font-weight-complex="bold"/>
    </style:style>
    <style:style style:name="T14" style:family="text">
      <style:text-properties fo:font-weight="normal" style:font-weight-asian="normal"/>
    </style:style>
    <style:style style:name="T15" style:family="text">
      <style:text-properties fo:font-weight="normal" style:font-weight-asian="normal" style:font-weight-complex="normal"/>
    </style:style>
    <style:style style:name="T16" style:family="text">
      <style:text-properties fo:font-weight="normal" officeooo:rsid="00172ad1" style:font-weight-asian="normal" style:font-weight-complex="normal"/>
    </style:style>
    <style:style style:name="T17" style:family="text">
      <style:text-properties fo:font-weight="normal" officeooo:rsid="001cc920" style:font-weight-asian="normal" style:font-weight-complex="normal"/>
    </style:style>
    <style:style style:name="T18" style:family="text">
      <style:text-properties fo:font-weight="normal" officeooo:rsid="001f62ef" style:font-weight-asian="normal" style:font-weight-complex="normal"/>
    </style:style>
    <style:style style:name="T19" style:family="text">
      <style:text-properties fo:font-weight="normal" officeooo:rsid="00443595" style:font-weight-asian="normal" style:font-weight-complex="normal"/>
    </style:style>
    <style:style style:name="T20" style:family="text">
      <style:text-properties fo:font-weight="normal" officeooo:rsid="004d17d8" style:font-weight-asian="normal" style:font-weight-complex="normal"/>
    </style:style>
    <style:style style:name="T21" style:family="text">
      <style:text-properties fo:font-weight="normal" officeooo:rsid="0075a0c7" style:font-weight-asian="normal" style:font-weight-complex="normal"/>
    </style:style>
    <style:style style:name="T22" style:family="text">
      <style:text-properties fo:font-weight="normal" officeooo:rsid="006bae34" style:font-weight-asian="normal" style:font-weight-complex="normal"/>
    </style:style>
    <style:style style:name="T23" style:family="text">
      <style:text-properties fo:font-weight="normal" style:language-asian="tr" style:country-asian="TR" style:font-weight-asian="normal" style:font-name-complex="Times New Roman" style:font-weight-complex="normal"/>
    </style:style>
    <style:style style:name="T24" style:family="text">
      <style:text-properties fo:font-weight="normal" officeooo:rsid="00310090" style:language-asian="tr" style:country-asian="TR" style:font-weight-asian="normal" style:font-name-complex="Times New Roman" style:font-weight-complex="normal"/>
    </style:style>
    <style:style style:name="T25" style:family="text">
      <style:text-properties fo:font-weight="normal" officeooo:rsid="0038a6b6" style:language-asian="tr" style:country-asian="TR" style:font-weight-asian="normal" style:font-name-complex="Times New Roman" style:font-weight-complex="normal"/>
    </style:style>
    <style:style style:name="T26" style:family="text">
      <style:text-properties fo:font-weight="normal" officeooo:rsid="0043c25c" style:language-asian="tr" style:country-asian="TR" style:font-weight-asian="normal" style:font-name-complex="Times New Roman" style:font-weight-complex="normal"/>
    </style:style>
    <style:style style:name="T27" style:family="text">
      <style:text-properties fo:font-weight="normal" officeooo:rsid="00455e00" style:language-asian="tr" style:country-asian="TR" style:font-weight-asian="normal" style:font-name-complex="Times New Roman" style:font-weight-complex="normal"/>
    </style:style>
    <style:style style:name="T28" style:family="text">
      <style:text-properties fo:font-weight="normal" officeooo:rsid="007ab96d" style:language-asian="tr" style:country-asian="TR" style:font-weight-asian="normal" style:font-name-complex="Times New Roman" style:font-weight-complex="normal"/>
    </style:style>
    <style:style style:name="T29" style:family="text">
      <style:text-properties fo:font-weight="normal" officeooo:rsid="0098e9eb" style:language-asian="tr" style:country-asian="TR" style:font-weight-asian="normal" style:font-name-complex="Times New Roman" style:font-weight-complex="normal"/>
    </style:style>
    <style:style style:name="T30" style:family="text">
      <style:text-properties fo:font-weight="normal" officeooo:rsid="003c3a02" style:language-asian="tr" style:country-asian="TR" style:font-weight-asian="normal" style:font-weight-complex="normal"/>
    </style:style>
    <style:style style:name="T31" style:family="text">
      <style:text-properties fo:font-weight="normal" officeooo:rsid="00374a74" style:language-asian="tr" style:country-asian="TR" style:font-weight-asian="normal" style:font-weight-complex="normal"/>
    </style:style>
    <style:style style:name="T32" style:family="text">
      <style:text-properties fo:font-weight="normal" officeooo:rsid="0014a809" style:language-asian="tr" style:country-asian="TR" style:font-weight-asian="normal" style:font-weight-complex="normal"/>
    </style:style>
    <style:style style:name="T33" style:family="text">
      <style:text-properties fo:font-weight="normal" officeooo:rsid="006fa4e9" style:language-asian="tr" style:country-asian="TR" style:font-weight-asian="normal" style:font-weight-complex="normal"/>
    </style:style>
    <style:style style:name="T34" style:family="text">
      <style:text-properties officeooo:rsid="00172ad1"/>
    </style:style>
    <style:style style:name="T35" style:family="text">
      <style:text-properties officeooo:rsid="00191904"/>
    </style:style>
    <style:style style:name="T36" style:family="text">
      <style:text-properties officeooo:rsid="001b7644"/>
    </style:style>
    <style:style style:name="T37" style:family="text">
      <style:text-properties officeooo:rsid="001cc920"/>
    </style:style>
    <style:style style:name="T38" style:family="text">
      <style:text-properties officeooo:rsid="001e1f00"/>
    </style:style>
    <style:style style:name="T39" style:family="text">
      <style:text-properties fo:font-weight="bold" style:font-weight-asian="bold" style:font-weight-complex="bold"/>
    </style:style>
    <style:style style:name="T40" style:family="text">
      <style:text-properties fo:font-weight="bold" officeooo:rsid="0024c625" style:font-weight-asian="bold" style:font-weight-complex="bold"/>
    </style:style>
    <style:style style:name="T41" style:family="text">
      <style:text-properties fo:font-weight="bold" officeooo:rsid="002572b2" style:font-weight-asian="bold" style:font-weight-complex="bold"/>
    </style:style>
    <style:style style:name="T42" style:family="text">
      <style:text-properties fo:font-weight="bold" officeooo:rsid="00275b19" style:font-weight-asian="bold" style:font-weight-complex="bold"/>
    </style:style>
    <style:style style:name="T43" style:family="text">
      <style:text-properties fo:font-weight="bold" officeooo:rsid="00298cb2" style:font-weight-asian="bold" style:font-weight-complex="bold"/>
    </style:style>
    <style:style style:name="T44" style:family="text">
      <style:text-properties fo:font-weight="bold" officeooo:rsid="002a4e45" style:font-weight-asian="bold" style:font-weight-complex="bold"/>
    </style:style>
    <style:style style:name="T45" style:family="text">
      <style:text-properties fo:font-weight="bold" officeooo:rsid="0043c25c" style:font-weight-asian="bold" style:font-weight-complex="bold"/>
    </style:style>
    <style:style style:name="T46" style:family="text">
      <style:text-properties fo:font-weight="bold" officeooo:rsid="004419e8" style:font-weight-asian="bold" style:font-weight-complex="bold"/>
    </style:style>
    <style:style style:name="T47" style:family="text">
      <style:text-properties fo:font-weight="bold" officeooo:rsid="00443595" style:font-weight-asian="bold" style:font-weight-complex="bold"/>
    </style:style>
    <style:style style:name="T48" style:family="text">
      <style:text-properties fo:font-weight="bold" officeooo:rsid="00455e00" style:font-weight-asian="bold" style:font-weight-complex="bold"/>
    </style:style>
    <style:style style:name="T49" style:family="text">
      <style:text-properties fo:font-weight="bold" officeooo:rsid="0098e9eb" style:font-weight-asian="bold" style:font-weight-complex="bold"/>
    </style:style>
    <style:style style:name="T50" style:family="text">
      <style:text-properties fo:font-weight="bold" style:language-asian="tr" style:country-asian="TR" style:font-weight-asian="bold" style:font-name-complex="Times New Roman" style:font-weight-complex="bold"/>
    </style:style>
    <style:style style:name="T51" style:family="text">
      <style:text-properties fo:font-weight="bold" officeooo:rsid="002a4e45" style:language-asian="tr" style:country-asian="TR" style:font-weight-asian="bold" style:font-name-complex="Times New Roman" style:font-weight-complex="bold"/>
    </style:style>
    <style:style style:name="T52" style:family="text">
      <style:text-properties fo:font-weight="bold" officeooo:rsid="00455e00" style:language-asian="tr" style:country-asian="TR" style:font-weight-asian="bold" style:font-name-complex="Times New Roman" style:font-weight-complex="bold"/>
    </style:style>
    <style:style style:name="T53" style:family="text">
      <style:text-properties fo:font-weight="bold" officeooo:rsid="002bcdb2" style:language-asian="tr" style:country-asian="TR" style:font-weight-asian="bold" style:font-name-complex="Times New Roman" style:font-weight-complex="bold"/>
    </style:style>
    <style:style style:name="T54" style:family="text">
      <style:text-properties fo:font-weight="bold" officeooo:rsid="003b129e" style:language-asian="tr" style:country-asian="TR" style:font-weight-asian="bold" style:font-name-complex="Times New Roman" style:font-weight-complex="bold"/>
    </style:style>
    <style:style style:name="T55" style:family="text">
      <style:text-properties fo:font-weight="bold" officeooo:rsid="009100a2" style:language-asian="tr" style:country-asian="TR" style:font-weight-asian="bold" style:font-name-complex="Times New Roman" style:font-weight-complex="bold"/>
    </style:style>
    <style:style style:name="T56" style:family="text">
      <style:text-properties fo:font-weight="bold" officeooo:rsid="0083f865" style:language-asian="tr" style:country-asian="TR" style:font-weight-asian="bold" style:font-name-complex="Times New Roman" style:font-weight-complex="bold"/>
    </style:style>
    <style:style style:name="T57" style:family="text">
      <style:text-properties fo:font-weight="bold" officeooo:rsid="00632b9b" style:language-asian="tr" style:country-asian="TR" style:font-weight-asian="bold" style:font-name-complex="Times New Roman" style:font-weight-complex="bold"/>
    </style:style>
    <style:style style:name="T58" style:family="text">
      <style:text-properties fo:font-weight="bold" officeooo:rsid="008f180f" style:language-asian="tr" style:country-asian="TR" style:font-weight-asian="bold" style:font-name-complex="Times New Roman" style:font-weight-complex="bold"/>
    </style:style>
    <style:style style:name="T59" style:family="text">
      <style:text-properties fo:font-weight="bold" officeooo:rsid="006fa4e9" style:language-asian="tr" style:country-asian="TR" style:font-weight-asian="bold" style:font-name-complex="Times New Roman" style:font-weight-complex="bold"/>
    </style:style>
    <style:style style:name="T60" style:family="text">
      <style:text-properties fo:font-weight="bold" officeooo:rsid="00821128" style:language-asian="tr" style:country-asian="TR" style:font-weight-asian="bold" style:font-name-complex="Times New Roman" style:font-weight-complex="bold"/>
    </style:style>
    <style:style style:name="T61" style:family="text">
      <style:text-properties fo:font-weight="bold" officeooo:rsid="007e3d08" style:language-asian="tr" style:country-asian="TR" style:font-weight-asian="bold" style:font-name-complex="Times New Roman" style:font-weight-complex="bold"/>
    </style:style>
    <style:style style:name="T62" style:family="text">
      <style:text-properties fo:font-weight="bold" officeooo:rsid="00875977" style:language-asian="tr" style:country-asian="TR" style:font-weight-asian="bold" style:font-name-complex="Times New Roman" style:font-weight-complex="bold"/>
    </style:style>
    <style:style style:name="T63" style:family="text">
      <style:text-properties fo:font-weight="bold" officeooo:rsid="007ab96d" style:language-asian="tr" style:country-asian="TR" style:font-weight-asian="bold" style:font-name-complex="Times New Roman" style:font-weight-complex="bold"/>
    </style:style>
    <style:style style:name="T64" style:family="text">
      <style:text-properties fo:font-weight="bold" officeooo:rsid="0078c540" style:language-asian="tr" style:country-asian="TR" style:font-weight-asian="bold" style:font-name-complex="Times New Roman" style:font-weight-complex="bold"/>
    </style:style>
    <style:style style:name="T65" style:family="text">
      <style:text-properties fo:font-weight="bold" officeooo:rsid="008fbb17" style:language-asian="tr" style:country-asian="TR" style:font-weight-asian="bold" style:font-name-complex="Times New Roman" style:font-weight-complex="bold"/>
    </style:style>
    <style:style style:name="T66" style:family="text">
      <style:text-properties fo:font-weight="bold" officeooo:rsid="0098e9eb" style:language-asian="tr" style:country-asian="TR" style:font-weight-asian="bold" style:font-name-complex="Times New Roman" style:font-weight-complex="bold"/>
    </style:style>
    <style:style style:name="T67" style:family="text">
      <style:text-properties fo:font-weight="bold" officeooo:rsid="00992360" style:language-asian="tr" style:country-asian="TR" style:font-weight-asian="bold" style:font-name-complex="Times New Roman" style:font-weight-complex="bold"/>
    </style:style>
    <style:style style:name="T68" style:family="text">
      <style:text-properties fo:font-weight="bold" officeooo:rsid="009ada1a" style:language-asian="tr" style:country-asian="TR" style:font-weight-asian="bold" style:font-name-complex="Times New Roman" style:font-weight-complex="bold"/>
    </style:style>
    <style:style style:name="T69" style:family="text">
      <style:text-properties fo:letter-spacing="0.011cm"/>
    </style:style>
    <style:style style:name="T70" style:family="text">
      <style:text-properties officeooo:rsid="001f62ef"/>
    </style:style>
    <style:style style:name="T71" style:family="text">
      <style:text-properties officeooo:rsid="0023f1ec"/>
    </style:style>
    <style:style style:name="T72" style:family="text">
      <style:text-properties officeooo:rsid="0024c625"/>
    </style:style>
    <style:style style:name="T73" style:family="text">
      <style:text-properties fo:font-style="normal" fo:font-weight="bold" officeooo:rsid="00172ad1" style:font-style-asian="normal" style:font-weight-asian="bold" style:font-name-complex="Times New Roman1" style:font-weight-complex="bold"/>
    </style:style>
    <style:style style:name="T74" style:family="text">
      <style:text-properties fo:font-style="normal" fo:font-weight="bold" officeooo:rsid="002572b2" style:font-style-asian="normal" style:font-weight-asian="bold" style:font-name-complex="Times New Roman1" style:font-weight-complex="bold"/>
    </style:style>
    <style:style style:name="T75" style:family="text">
      <style:text-properties fo:font-style="normal" fo:font-weight="bold" officeooo:rsid="005192be" style:font-style-asian="normal" style:font-weight-asian="bold" style:font-name-complex="Times New Roman1" style:font-weight-complex="bold"/>
    </style:style>
    <style:style style:name="T76" style:family="text">
      <style:text-properties fo:font-style="normal" fo:font-weight="bold" officeooo:rsid="00632b9b" style:font-style-asian="normal" style:font-weight-asian="bold" style:font-name-complex="Times New Roman1" style:font-weight-complex="bold"/>
    </style:style>
    <style:style style:name="T77" style:family="text">
      <style:text-properties fo:font-style="normal" fo:font-weight="bold" officeooo:rsid="00821128" style:font-style-asian="normal" style:font-weight-asian="bold" style:font-name-complex="Times New Roman1" style:font-weight-complex="bold"/>
    </style:style>
    <style:style style:name="T78" style:family="text">
      <style:text-properties fo:font-style="normal" fo:font-weight="bold" officeooo:rsid="009100a2" style:font-style-asian="normal" style:font-weight-asian="bold" style:font-name-complex="Times New Roman1" style:font-weight-complex="bold"/>
    </style:style>
    <style:style style:name="T79" style:family="text">
      <style:text-properties fo:font-style="normal" fo:font-weight="bold" officeooo:rsid="006fa4e9" style:font-style-asian="normal" style:font-weight-asian="bold" style:font-name-complex="Times New Roman1" style:font-weight-complex="bold"/>
    </style:style>
    <style:style style:name="T80" style:family="text">
      <style:text-properties fo:font-style="normal" fo:font-weight="bold" officeooo:rsid="00992360" style:font-style-asian="normal" style:font-weight-asian="bold" style:font-name-complex="Times New Roman1" style:font-weight-complex="bold"/>
    </style:style>
    <style:style style:name="T81" style:family="text">
      <style:text-properties fo:font-style="normal" fo:font-weight="bold" style:font-style-asian="normal" style:font-weight-asian="bold" style:font-name-complex="Times New Roman1" style:font-weight-complex="normal"/>
    </style:style>
    <style:style style:name="T82" style:family="text">
      <style:text-properties fo:font-style="normal" fo:font-weight="bold" officeooo:rsid="0024c625" style:font-style-asian="normal" style:font-weight-asian="bold" style:font-name-complex="Times New Roman1" style:font-weight-complex="normal"/>
    </style:style>
    <style:style style:name="T83" style:family="text">
      <style:text-properties fo:font-style="normal" fo:font-weight="bold" officeooo:rsid="002572b2" style:font-style-asian="normal" style:font-weight-asian="bold" style:font-name-complex="Times New Roman1" style:font-weight-complex="normal"/>
    </style:style>
    <style:style style:name="T84" style:family="text">
      <style:text-properties fo:font-style="normal" fo:font-weight="bold" officeooo:rsid="00275b19" style:font-style-asian="normal" style:font-weight-asian="bold" style:font-name-complex="Times New Roman1" style:font-weight-complex="normal"/>
    </style:style>
    <style:style style:name="T85" style:family="text">
      <style:text-properties fo:font-style="normal" fo:font-weight="bold" officeooo:rsid="00298cb2" style:font-style-asian="normal" style:font-weight-asian="bold" style:font-name-complex="Times New Roman1" style:font-weight-complex="normal"/>
    </style:style>
    <style:style style:name="T86" style:family="text">
      <style:text-properties fo:font-style="normal" fo:font-weight="bold" officeooo:rsid="002a4e45" style:font-style-asian="normal" style:font-weight-asian="bold" style:font-name-complex="Times New Roman1" style:font-weight-complex="normal"/>
    </style:style>
    <style:style style:name="T87" style:family="text">
      <style:text-properties fo:font-style="normal" fo:font-weight="bold" officeooo:rsid="005192be" style:font-style-asian="normal" style:font-weight-asian="bold" style:font-name-complex="Times New Roman1" style:font-weight-complex="normal"/>
    </style:style>
    <style:style style:name="T88" style:family="text">
      <style:text-properties fo:font-style="normal" fo:font-weight="normal" style:font-style-asian="normal" style:font-weight-asian="normal" style:font-name-complex="Times New Roman1" style:font-weight-complex="normal"/>
    </style:style>
    <style:style style:name="T89" style:family="text">
      <style:text-properties fo:font-style="normal" fo:font-weight="normal" officeooo:rsid="00172ad1" style:font-style-asian="normal" style:font-weight-asian="normal" style:font-name-complex="Times New Roman1" style:font-weight-complex="normal"/>
    </style:style>
    <style:style style:name="T90" style:family="text">
      <style:text-properties fo:font-style="normal" fo:font-weight="normal" officeooo:rsid="00275b19" style:font-style-asian="normal" style:font-weight-asian="normal" style:font-name-complex="Times New Roman1" style:font-weight-complex="normal"/>
    </style:style>
    <style:style style:name="T91" style:family="text">
      <style:text-properties fo:font-style="normal" fo:font-weight="normal" officeooo:rsid="0023f1ec" style:font-style-asian="normal" style:font-weight-asian="normal" style:font-name-complex="Times New Roman1" style:font-weight-complex="normal"/>
    </style:style>
    <style:style style:name="T92" style:family="text">
      <style:text-properties fo:font-style="normal" fo:font-weight="normal" officeooo:rsid="0043c25c" style:font-style-asian="normal" style:font-weight-asian="normal" style:font-name-complex="Times New Roman1" style:font-weight-complex="normal"/>
    </style:style>
    <style:style style:name="T93" style:family="text">
      <style:text-properties fo:font-style="normal" fo:font-weight="normal" officeooo:rsid="002572b2" style:font-style-asian="normal" style:font-weight-asian="normal" style:font-name-complex="Times New Roman1" style:font-weight-complex="normal"/>
    </style:style>
    <style:style style:name="T94" style:family="text">
      <style:text-properties fo:font-style="normal" fo:font-weight="normal" officeooo:rsid="00455e00" style:font-style-asian="normal" style:font-weight-asian="normal" style:font-name-complex="Times New Roman1" style:font-weight-complex="normal"/>
    </style:style>
    <style:style style:name="T95" style:family="text">
      <style:text-properties fo:font-style="normal" fo:font-weight="normal" officeooo:rsid="0047d350" style:font-style-asian="normal" style:font-weight-asian="normal" style:font-name-complex="Times New Roman1" style:font-weight-complex="normal"/>
    </style:style>
    <style:style style:name="T96" style:family="text">
      <style:text-properties fo:font-style="normal" fo:font-weight="normal" officeooo:rsid="007390b8" style:font-style-asian="normal" style:font-weight-asian="normal" style:font-name-complex="Times New Roman1" style:font-weight-complex="normal"/>
    </style:style>
    <style:style style:name="T97" style:family="text">
      <style:text-properties fo:font-style="normal" style:font-style-asian="normal" style:font-name-complex="Times New Roman1" style:font-weight-complex="normal"/>
    </style:style>
    <style:style style:name="T98" style:family="text">
      <style:text-properties fo:font-style="normal" officeooo:rsid="00172ad1" style:font-style-asian="normal" style:font-name-complex="Times New Roman1" style:font-weight-complex="normal"/>
    </style:style>
    <style:style style:name="T99" style:family="text">
      <style:text-properties fo:font-style="normal" officeooo:rsid="00275b19" style:font-style-asian="normal" style:font-name-complex="Times New Roman1" style:font-weight-complex="normal"/>
    </style:style>
    <style:style style:name="T100" style:family="text">
      <style:text-properties fo:font-style="normal" officeooo:rsid="0024c625" style:font-style-asian="normal" style:font-name-complex="Times New Roman1" style:font-weight-complex="normal"/>
    </style:style>
    <style:style style:name="T101" style:family="text">
      <style:text-properties fo:font-style="normal" officeooo:rsid="0043c25c" style:font-style-asian="normal" style:font-name-complex="Times New Roman1" style:font-weight-complex="normal"/>
    </style:style>
    <style:style style:name="T102" style:family="text">
      <style:text-properties fo:font-style="normal" style:language-asian="tr" style:country-asian="TR" style:font-style-asian="normal" style:font-name-complex="Times New Roman" style:font-weight-complex="normal"/>
    </style:style>
    <style:style style:name="T103" style:family="text">
      <style:text-properties fo:font-style="normal" officeooo:rsid="00496a67" style:language-asian="tr" style:country-asian="TR" style:font-style-asian="normal" style:font-name-complex="Times New Roman" style:font-weight-complex="normal"/>
    </style:style>
    <style:style style:name="T104" style:family="text">
      <style:text-properties fo:font-style="normal" officeooo:rsid="00443595" style:language-asian="tr" style:country-asian="TR" style:font-style-asian="normal" style:font-name-complex="Times New Roman" style:font-weight-complex="normal"/>
    </style:style>
    <style:style style:name="T105" style:family="text">
      <style:text-properties fo:font-style="normal" officeooo:rsid="003d13be" style:language-asian="tr" style:country-asian="TR" style:font-style-asian="normal" style:font-name-complex="Times New Roman" style:font-weight-complex="normal"/>
    </style:style>
    <style:style style:name="T106" style:family="text">
      <style:text-properties fo:font-style="normal" officeooo:rsid="003b129e" style:language-asian="tr" style:country-asian="TR" style:font-style-asian="normal" style:font-name-complex="Times New Roman" style:font-weight-complex="normal"/>
    </style:style>
    <style:style style:name="T107" style:family="text">
      <style:text-properties fo:font-style="normal" officeooo:rsid="003c9814" style:language-asian="tr" style:country-asian="TR" style:font-style-asian="normal" style:font-name-complex="Times New Roman" style:font-weight-complex="normal"/>
    </style:style>
    <style:style style:name="T108" style:family="text">
      <style:text-properties fo:font-style="normal" officeooo:rsid="0056ecfa" style:language-asian="tr" style:country-asian="TR" style:font-style-asian="normal" style:font-name-complex="Times New Roman" style:font-weight-complex="normal"/>
    </style:style>
    <style:style style:name="T109" style:family="text">
      <style:text-properties fo:font-style="normal" officeooo:rsid="007e3d08" style:language-asian="tr" style:country-asian="TR" style:font-style-asian="normal" style:font-name-complex="Times New Roman" style:font-weight-complex="normal"/>
    </style:style>
    <style:style style:name="T110" style:family="text">
      <style:text-properties fo:font-style="normal" officeooo:rsid="008f180f" style:language-asian="tr" style:country-asian="TR" style:font-style-asian="normal" style:font-name-complex="Times New Roman" style:font-weight-complex="normal"/>
    </style:style>
    <style:style style:name="T111" style:family="text">
      <style:text-properties fo:font-style="normal" officeooo:rsid="009ada1a" style:language-asian="tr" style:country-asian="TR" style:font-style-asian="normal" style:font-name-complex="Times New Roman" style:font-weight-complex="normal"/>
    </style:style>
    <style:style style:name="T112" style:family="text">
      <style:text-properties fo:font-style="normal" style:text-underline-style="solid" style:text-underline-width="auto" style:text-underline-color="font-color" fo:font-weight="bold" style:language-asian="tr" style:country-asian="TR" style:font-style-asian="normal" style:font-weight-asian="bold" style:font-name-complex="Times New Roman" style:font-weight-complex="bold"/>
    </style:style>
    <style:style style:name="T113" style:family="text">
      <style:text-properties fo:font-style="normal" style:text-underline-style="none" fo:font-weight="bold" officeooo:rsid="0047d350" style:language-asian="tr" style:country-asian="TR" style:font-style-asian="normal" style:font-weight-asian="bold" style:font-name-complex="Times New Roman" style:font-style-complex="normal" style:font-weight-complex="normal"/>
    </style:style>
    <style:style style:name="T114" style:family="text">
      <style:text-properties fo:language="tr" fo:country="TR" fo:font-weight="bold" style:font-weight-asian="bold" style:font-name-complex="Times New Roman1" style:font-weight-complex="bold"/>
    </style:style>
    <style:style style:name="T115" style:family="text">
      <style:text-properties fo:language="tr" fo:country="TR" fo:font-weight="bold" officeooo:rsid="0024c625" style:font-weight-asian="bold" style:font-name-complex="Times New Roman1" style:font-weight-complex="bold"/>
    </style:style>
    <style:style style:name="T116" style:family="text">
      <style:text-properties fo:language="tr" fo:country="TR" fo:font-weight="bold" officeooo:rsid="0043c25c" style:font-weight-asian="bold" style:font-name-complex="Times New Roman1" style:font-weight-complex="bold"/>
    </style:style>
    <style:style style:name="T117" style:family="text">
      <style:text-properties fo:language="tr" fo:country="TR" fo:font-style="normal" fo:font-weight="bold" style:font-style-asian="normal" style:font-weight-asian="bold" style:font-name-complex="Times New Roman1" style:font-weight-complex="normal"/>
    </style:style>
    <style:style style:name="T118" style:family="text">
      <style:text-properties fo:language="tr" fo:country="TR" fo:font-style="normal" fo:font-weight="normal" style:font-style-asian="normal" style:font-weight-asian="normal" style:font-name-complex="Times New Roman1" style:font-weight-complex="normal"/>
    </style:style>
    <style:style style:name="T119" style:family="text">
      <style:text-properties fo:language="tr" fo:country="TR" fo:font-style="normal" fo:font-weight="normal" officeooo:rsid="004c1294" style:font-style-asian="normal" style:font-weight-asian="normal" style:font-name-complex="Times New Roman1" style:font-weight-complex="normal"/>
    </style:style>
    <style:style style:name="T120" style:family="text">
      <style:text-properties fo:language="tr" fo:country="TR" style:font-name-complex="Times New Roman1"/>
    </style:style>
    <style:style style:name="T121" style:family="text">
      <style:text-properties fo:language="tr" fo:country="TR" officeooo:rsid="00172ad1" style:font-name-complex="Times New Roman1"/>
    </style:style>
    <style:style style:name="T122" style:family="text">
      <style:text-properties fo:language="tr" fo:country="TR" officeooo:rsid="0043c25c" style:font-name-complex="Times New Roman1"/>
    </style:style>
    <style:style style:name="T123" style:family="text">
      <style:text-properties fo:language="tr" fo:country="TR" officeooo:rsid="004c1294" style:font-name-complex="Times New Roman1"/>
    </style:style>
    <style:style style:name="T124" style:family="text">
      <style:text-properties officeooo:rsid="002b0bb3"/>
    </style:style>
    <style:style style:name="T125" style:family="text">
      <style:text-properties style:language-asian="tr" style:country-asian="TR"/>
    </style:style>
    <style:style style:name="T126" style:family="text">
      <style:text-properties style:language-asian="tr" style:country-asian="TR" style:font-name-complex="Times New Roman"/>
    </style:style>
    <style:style style:name="T127" style:family="text">
      <style:text-properties officeooo:rsid="00172ad1" style:language-asian="tr" style:country-asian="TR" style:font-name-complex="Times New Roman"/>
    </style:style>
    <style:style style:name="T128" style:family="text">
      <style:text-properties officeooo:rsid="002bcdb2" style:language-asian="tr" style:country-asian="TR" style:font-name-complex="Times New Roman"/>
    </style:style>
    <style:style style:name="T129" style:family="text">
      <style:text-properties officeooo:rsid="00310090" style:language-asian="tr" style:country-asian="TR" style:font-name-complex="Times New Roman"/>
    </style:style>
    <style:style style:name="T130" style:family="text">
      <style:text-properties officeooo:rsid="0033b636" style:language-asian="tr" style:country-asian="TR" style:font-name-complex="Times New Roman"/>
    </style:style>
    <style:style style:name="T131" style:family="text">
      <style:text-properties officeooo:rsid="003aa60a" style:language-asian="tr" style:country-asian="TR" style:font-name-complex="Times New Roman"/>
    </style:style>
    <style:style style:name="T132" style:family="text">
      <style:text-properties officeooo:rsid="0013e64a" style:language-asian="tr" style:country-asian="TR" style:font-name-complex="Times New Roman"/>
    </style:style>
    <style:style style:name="T133" style:family="text">
      <style:text-properties officeooo:rsid="003b129e" style:language-asian="tr" style:country-asian="TR" style:font-name-complex="Times New Roman"/>
    </style:style>
    <style:style style:name="T134" style:family="text">
      <style:text-properties officeooo:rsid="0022f6e7" style:language-asian="tr" style:country-asian="TR" style:font-name-complex="Times New Roman"/>
    </style:style>
    <style:style style:name="T135" style:family="text">
      <style:text-properties officeooo:rsid="003c3a02" style:language-asian="tr" style:country-asian="TR" style:font-name-complex="Times New Roman"/>
    </style:style>
    <style:style style:name="T136" style:family="text">
      <style:text-properties officeooo:rsid="003c9814" style:language-asian="tr" style:country-asian="TR" style:font-name-complex="Times New Roman"/>
    </style:style>
    <style:style style:name="T137" style:family="text">
      <style:text-properties officeooo:rsid="003d13be" style:language-asian="tr" style:country-asian="TR" style:font-name-complex="Times New Roman"/>
    </style:style>
    <style:style style:name="T138" style:family="text">
      <style:text-properties officeooo:rsid="003d6035" style:language-asian="tr" style:country-asian="TR" style:font-name-complex="Times New Roman"/>
    </style:style>
    <style:style style:name="T139" style:family="text">
      <style:text-properties officeooo:rsid="00467d30" style:language-asian="tr" style:country-asian="TR" style:font-name-complex="Times New Roman"/>
    </style:style>
    <style:style style:name="T140" style:family="text">
      <style:text-properties officeooo:rsid="004958df" style:language-asian="tr" style:country-asian="TR" style:font-name-complex="Times New Roman"/>
    </style:style>
    <style:style style:name="T141" style:family="text">
      <style:text-properties officeooo:rsid="004e8cf1" style:language-asian="tr" style:country-asian="TR" style:font-name-complex="Times New Roman"/>
    </style:style>
    <style:style style:name="T142" style:family="text">
      <style:text-properties officeooo:rsid="00455e00" style:language-asian="tr" style:country-asian="TR" style:font-name-complex="Times New Roman"/>
    </style:style>
    <style:style style:name="T143" style:family="text">
      <style:text-properties officeooo:rsid="001c4bd1" style:language-asian="tr" style:country-asian="TR" style:font-name-complex="Times New Roman"/>
    </style:style>
    <style:style style:name="T144" style:family="text">
      <style:text-properties officeooo:rsid="0047d350" style:language-asian="tr" style:country-asian="TR" style:font-name-complex="Times New Roman"/>
    </style:style>
    <style:style style:name="T145" style:family="text">
      <style:text-properties officeooo:rsid="0016608b" style:language-asian="tr" style:country-asian="TR" style:font-name-complex="Times New Roman"/>
    </style:style>
    <style:style style:name="T146" style:family="text">
      <style:text-properties officeooo:rsid="00348da0" style:language-asian="tr" style:country-asian="TR" style:font-name-complex="Times New Roman"/>
    </style:style>
    <style:style style:name="T147" style:family="text">
      <style:text-properties officeooo:rsid="006bae34" style:language-asian="tr" style:country-asian="TR" style:font-name-complex="Times New Roman"/>
    </style:style>
    <style:style style:name="T148" style:family="text">
      <style:text-properties officeooo:rsid="008f180f" style:language-asian="tr" style:country-asian="TR" style:font-name-complex="Times New Roman"/>
    </style:style>
    <style:style style:name="T149" style:family="text">
      <style:text-properties officeooo:rsid="009100a2" style:language-asian="tr" style:country-asian="TR" style:font-name-complex="Times New Roman"/>
    </style:style>
    <style:style style:name="T150" style:family="text">
      <style:text-properties officeooo:rsid="0097ef5f" style:language-asian="tr" style:country-asian="TR" style:font-name-complex="Times New Roman"/>
    </style:style>
    <style:style style:name="T151" style:family="text">
      <style:text-properties officeooo:rsid="002b0bb3" style:language-asian="tr" style:country-asian="TR" style:font-name-complex="Times New Roman"/>
    </style:style>
    <style:style style:name="T152" style:family="text">
      <style:text-properties officeooo:rsid="001ab6fb" style:language-asian="tr" style:country-asian="TR" style:font-name-complex="Times New Roman"/>
    </style:style>
    <style:style style:name="T153" style:family="text">
      <style:text-properties officeooo:rsid="00875977" style:language-asian="tr" style:country-asian="TR" style:font-name-complex="Times New Roman"/>
    </style:style>
    <style:style style:name="T154" style:family="text">
      <style:text-properties officeooo:rsid="00512536" style:language-asian="tr" style:country-asian="TR" style:font-name-complex="Times New Roman"/>
    </style:style>
    <style:style style:name="T155" style:family="text">
      <style:text-properties officeooo:rsid="0013588f" style:language-asian="tr" style:country-asian="TR" style:font-name-complex="Times New Roman"/>
    </style:style>
    <style:style style:name="T156" style:family="text">
      <style:text-properties officeooo:rsid="00443595" style:language-asian="tr" style:country-asian="TR" style:font-name-complex="Times New Roman"/>
    </style:style>
    <style:style style:name="T157" style:family="text">
      <style:text-properties officeooo:rsid="0014c035" style:language-asian="tr" style:country-asian="TR" style:font-name-complex="Times New Roman"/>
    </style:style>
    <style:style style:name="T158" style:family="text">
      <style:text-properties officeooo:rsid="006fa4e9" style:language-asian="tr" style:country-asian="TR" style:font-name-complex="Times New Roman"/>
    </style:style>
    <style:style style:name="T159" style:family="text">
      <style:text-properties officeooo:rsid="004a1f33" style:language-asian="tr" style:country-asian="TR" style:font-name-complex="Times New Roman"/>
    </style:style>
    <style:style style:name="T160" style:family="text">
      <style:text-properties officeooo:rsid="005e4a91" style:language-asian="tr" style:country-asian="TR" style:font-name-complex="Times New Roman"/>
    </style:style>
    <style:style style:name="T161" style:family="text">
      <style:text-properties officeooo:rsid="00821128" style:language-asian="tr" style:country-asian="TR" style:font-name-complex="Times New Roman"/>
    </style:style>
    <style:style style:name="T162" style:family="text">
      <style:text-properties officeooo:rsid="007e3d08" style:language-asian="tr" style:country-asian="TR" style:font-name-complex="Times New Roman"/>
    </style:style>
    <style:style style:name="T163" style:family="text">
      <style:text-properties officeooo:rsid="0014a809" style:language-asian="tr" style:country-asian="TR" style:font-name-complex="Times New Roman"/>
    </style:style>
    <style:style style:name="T164" style:family="text">
      <style:text-properties officeooo:rsid="00992360" style:language-asian="tr" style:country-asian="TR" style:font-name-complex="Times New Roman"/>
    </style:style>
    <style:style style:name="T165" style:family="text">
      <style:text-properties officeooo:rsid="009ada1a" style:language-asian="tr" style:country-asian="TR" style:font-name-complex="Times New Roman"/>
    </style:style>
    <style:style style:name="T166" style:family="text">
      <style:text-properties style:language-asian="tr" style:country-asian="TR" style:font-name-complex="Tahoma"/>
    </style:style>
    <style:style style:name="T167" style:family="text">
      <style:text-properties officeooo:rsid="003b129e" style:language-asian="tr" style:country-asian="TR" style:font-name-complex="Tahoma"/>
    </style:style>
    <style:style style:name="T168" style:family="text">
      <style:text-properties officeooo:rsid="004958df" style:language-asian="tr" style:country-asian="TR" style:font-name-complex="Tahoma"/>
    </style:style>
    <style:style style:name="T169" style:family="text">
      <style:text-properties officeooo:rsid="006bae34" style:language-asian="tr" style:country-asian="TR" style:font-name-complex="Tahoma"/>
    </style:style>
    <style:style style:name="T170" style:family="text">
      <style:text-properties officeooo:rsid="00374a74" style:language-asian="tr" style:country-asian="TR"/>
    </style:style>
    <style:style style:name="T171" style:family="text">
      <style:text-properties officeooo:rsid="0014a809" style:language-asian="tr" style:country-asian="TR"/>
    </style:style>
    <style:style style:name="T172" style:family="text">
      <style:text-properties officeooo:rsid="00347560"/>
    </style:style>
    <style:style style:name="T173" style:family="text">
      <style:text-properties officeooo:rsid="00348da0"/>
    </style:style>
    <style:style style:name="T174" style:family="text">
      <style:text-properties officeooo:rsid="003aa60a"/>
    </style:style>
    <style:style style:name="T175" style:family="text">
      <style:text-properties officeooo:rsid="0043c25c"/>
    </style:style>
    <style:style style:name="T176" style:family="text">
      <style:text-properties officeooo:rsid="00443595"/>
    </style:style>
    <style:style style:name="T177" style:family="text">
      <style:text-properties officeooo:rsid="0047d350"/>
    </style:style>
    <style:style style:name="T178" style:family="text">
      <style:text-properties fo:font-style="italic" style:text-underline-style="solid" style:text-underline-width="auto" style:text-underline-color="font-color" fo:font-weight="bold" style:font-style-asian="italic" style:font-weight-asian="bold"/>
    </style:style>
    <style:style style:name="T17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80"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81"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style>
    <style:style style:name="T182"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font-style-complex="italic" style:font-weight-complex="bold"/>
    </style:style>
    <style:style style:name="T183" style:family="text">
      <style:text-properties fo:font-style="italic" style:text-underline-style="solid" style:text-underline-width="auto" style:text-underline-color="font-color" fo:font-weight="bold" officeooo:rsid="00496a67" style:language-asian="tr" style:country-asian="TR" style:font-style-asian="italic" style:font-weight-asian="bold" style:font-name-complex="Times New Roman" style:font-style-complex="italic" style:font-weight-complex="bold"/>
    </style:style>
    <style:style style:name="T184"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
    </style:style>
    <style:style style:name="T185" style:family="text">
      <style:text-properties fo:font-style="italic" style:text-underline-style="solid" style:text-underline-width="auto" style:text-underline-color="font-color" style:font-style-asian="italic"/>
    </style:style>
    <style:style style:name="T186" style:family="text">
      <style:text-properties fo:font-style="italic" fo:font-weight="bold" style:font-style-asian="italic" style:font-weight-asian="bold" style:font-style-complex="italic" style:font-weight-complex="bold"/>
    </style:style>
    <style:style style:name="T187" style:family="text">
      <style:text-properties fo:font-style="italic" fo:font-weight="bold" style:language-asian="tr" style:country-asian="TR" style:font-style-asian="italic" style:font-weight-asian="bold" style:font-name-complex="Times New Roman"/>
    </style:style>
    <style:style style:name="T188" style:family="text">
      <style:text-properties fo:font-style="italic" fo:font-weight="normal" style:language-asian="tr" style:country-asian="TR" style:font-style-asian="italic" style:font-weight-asian="normal" style:font-name-complex="Times New Roman" style:font-style-complex="italic" style:font-weight-complex="normal"/>
    </style:style>
    <style:style style:name="T189" style:family="text">
      <style:text-properties fo:font-style="italic" fo:font-weight="normal" officeooo:rsid="0047d350" style:language-asian="tr" style:country-asian="TR" style:font-style-asian="italic" style:font-weight-asian="normal" style:font-name-complex="Times New Roman" style:font-style-complex="italic" style:font-weight-complex="normal"/>
    </style:style>
    <style:style style:name="T190" style:family="text">
      <style:text-properties fo:font-style="italic" fo:font-weight="normal" style:language-asian="tr" style:country-asian="TR" style:font-style-asian="italic" style:font-weight-asian="normal" style:font-name-complex="Times New Roman" style:font-weight-complex="normal"/>
    </style:style>
    <style:style style:name="T191" style:family="text">
      <style:text-properties fo:font-style="italic" fo:font-weight="normal" officeooo:rsid="008af4ba" style:language-asian="tr" style:country-asian="TR" style:font-style-asian="italic" style:font-weight-asian="normal" style:font-name-complex="Times New Roman" style:font-weight-complex="normal"/>
    </style:style>
    <style:style style:name="T192" style:family="text">
      <style:text-properties fo:font-style="italic" style:font-style-asian="italic" style:font-style-complex="italic"/>
    </style:style>
    <style:style style:name="T193" style:family="text">
      <style:text-properties fo:font-style="italic" officeooo:rsid="008f180f" style:font-style-asian="italic" style:font-style-complex="italic"/>
    </style:style>
    <style:style style:name="T194" style:family="text">
      <style:text-properties fo:font-style="italic" style:language-asian="tr" style:country-asian="TR" style:font-style-asian="italic" style:font-name-complex="Times New Roman" style:font-style-complex="italic"/>
    </style:style>
    <style:style style:name="T195" style:family="text">
      <style:text-properties fo:font-style="italic" officeooo:rsid="00496a67" style:language-asian="tr" style:country-asian="TR" style:font-style-asian="italic" style:font-name-complex="Times New Roman" style:font-style-complex="italic" style:font-weight-complex="normal"/>
    </style:style>
    <style:style style:name="T196" style:family="text">
      <style:text-properties fo:font-style="italic" officeooo:rsid="002b0bb3" style:language-asian="tr" style:country-asian="TR" style:font-style-asian="italic" style:font-name-complex="Times New Roman" style:font-style-complex="italic" style:font-weight-complex="normal"/>
    </style:style>
    <style:style style:name="T197" style:family="text">
      <style:text-properties fo:font-style="italic" officeooo:rsid="003b129e" style:language-asian="tr" style:country-asian="TR" style:font-style-asian="italic" style:font-name-complex="Times New Roman" style:font-style-complex="italic"/>
    </style:style>
    <style:style style:name="T198" style:family="text">
      <style:text-properties fo:font-style="italic" officeooo:rsid="005192be" style:language-asian="tr" style:country-asian="TR" style:font-style-asian="italic" style:font-name-complex="Times New Roman" style:font-style-complex="italic"/>
    </style:style>
    <style:style style:name="T199" style:family="text">
      <style:text-properties fo:font-style="italic" officeooo:rsid="0047d350" style:language-asian="tr" style:country-asian="TR" style:font-style-asian="italic" style:font-name-complex="Times New Roman" style:font-style-complex="italic"/>
    </style:style>
    <style:style style:name="T200" style:family="text">
      <style:text-properties fo:font-style="italic" officeooo:rsid="005915ab" style:language-asian="tr" style:country-asian="TR" style:font-style-asian="italic" style:font-name-complex="Times New Roman" style:font-style-complex="italic"/>
    </style:style>
    <style:style style:name="T201" style:family="text">
      <style:text-properties fo:font-style="italic" style:text-underline-style="none" fo:font-weight="bold" officeooo:rsid="0047d350" style:language-asian="tr" style:country-asian="TR" style:font-style-asian="italic" style:font-weight-asian="bold" style:font-name-complex="Times New Roman"/>
    </style:style>
    <style:style style:name="T202" style:family="text">
      <style:text-properties officeooo:rsid="004c1294"/>
    </style:style>
    <style:style style:name="T203" style:family="text">
      <style:text-properties officeooo:rsid="004d17d8"/>
    </style:style>
    <style:style style:name="T204" style:family="text">
      <style:text-properties officeooo:rsid="005079a5"/>
    </style:style>
    <style:style style:name="T205" style:family="text">
      <style:text-properties officeooo:rsid="005e877f"/>
    </style:style>
    <style:style style:name="T206" style:family="text">
      <style:text-properties officeooo:rsid="006bae34"/>
    </style:style>
    <style:style style:name="T207" style:family="text">
      <style:text-properties style:text-underline-style="solid" style:text-underline-width="auto" style:text-underline-color="font-color"/>
    </style:style>
    <style:style style:name="T208" style:family="text">
      <style:text-properties style:text-underline-style="solid" style:text-underline-width="auto" style:text-underline-color="font-color" officeooo:rsid="006bae34"/>
    </style:style>
    <style:style style:name="T209" style:family="text">
      <style:text-properties officeooo:rsid="008676e7"/>
    </style:style>
    <style:style style:name="T210" style:family="text">
      <style:text-properties officeooo:rsid="008f180f"/>
    </style:style>
    <style:style style:name="T211" style:family="text">
      <style:text-properties officeooo:rsid="0064bc78"/>
    </style:style>
    <style:style style:name="T212" style:family="text">
      <style:text-properties officeooo:rsid="002f4e2b" style:font-name-complex="Times New Roman"/>
    </style:style>
    <style:style style:name="T213" style:family="text">
      <style:text-properties officeooo:rsid="002ff732" style:font-name-complex="Times New Roman"/>
    </style:style>
    <style:style style:name="T214" style:family="text">
      <style:text-properties officeooo:rsid="009ada1a" style:font-name-complex="Times New Roman"/>
    </style:style>
    <style:style style:name="T215" style:family="text">
      <style:text-properties officeooo:rsid="00276427"/>
    </style:style>
    <style:style style:name="T216" style:family="text">
      <style:text-properties fo:color="#000000" loext:opacity="100%" style:text-outline="false" style:text-line-through-style="none" style:text-line-through-type="none" fo:font-style="normal" fo:text-shadow="none" style:text-underline-style="none" fo:font-weight="normal" style:language-asian="tr" style:country-asian="TR" style:font-style-asian="normal" style:font-weight-asian="normal" style:font-name-complex="Times New Roman" style:text-emphasize="none"/>
    </style:style>
    <style:style style:name="T217" style:family="text">
      <style:text-properties fo:color="#000000" loext:opacity="100%" style:text-outline="false" style:text-line-through-style="none" style:text-line-through-type="none" fo:font-style="normal" fo:text-shadow="none" style:text-underline-style="none" fo:font-weight="normal" officeooo:rsid="00950a87" style:language-asian="tr" style:country-asian="TR" style:font-style-asian="normal" style:font-weight-asian="normal" style:font-name-complex="Times New Roman" style:text-emphasize="none"/>
    </style:style>
    <style:style style:name="T218" style:family="text">
      <style:text-properties officeooo:rsid="0097ef5f"/>
    </style:style>
    <style:style style:name="T219" style:family="text">
      <style:text-properties fo:font-size="12pt" officeooo:rsid="008f180f" style:font-size-asian="12pt" style:language-asian="tr" style:country-asian="TR" style:font-name-complex="Times New Roman" style:font-size-complex="12pt"/>
    </style:style>
    <style:style style:name="T220" style:family="text">
      <style:text-properties fo:font-size="12pt" officeooo:rsid="0098e9eb" style:font-size-asian="12pt" style:language-asian="tr" style:country-asian="TR" style:font-name-complex="Times New Roman" style:font-size-complex="12pt"/>
    </style:style>
    <style:style style:name="T221" style:family="text">
      <style:text-properties fo:font-size="12pt" fo:font-weight="bold" officeooo:rsid="008f180f" style:font-size-asian="12pt" style:language-asian="tr" style:country-asian="TR" style:font-weight-asian="bold" style:font-name-complex="Times New Roman" style:font-size-complex="12pt" style:font-weight-complex="bold"/>
    </style:style>
    <style:style style:name="T222" style:family="text">
      <style:text-properties fo:font-size="12pt" fo:font-weight="bold" officeooo:rsid="0098e9eb" style:font-size-asian="12pt" style:language-asian="tr" style:country-asian="TR" style:font-weight-asian="bold" style:font-name-complex="Times New Roman" style:font-size-complex="12pt" style:font-weight-complex="bold"/>
    </style:style>
    <style:style style:name="T223" style:family="text">
      <style:text-properties officeooo:rsid="00677889"/>
    </style:style>
    <style:style style:name="T224" style:family="text">
      <style:text-properties officeooo:rsid="00992360"/>
    </style:style>
    <style:style style:name="T225" style:family="text">
      <style:text-properties officeooo:rsid="009ada1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BELİRLİ SÜRELİ KİRA SÖZLEŞMESİ</text:p>
      <text:p text:style-name="P17"><text:span text:style-name="T39">MADDE </text:span><text:span text:style-name="T40">1<text:tab/></text:span><text:span text:style-name="T88">Tanım</text:span><text:span text:style-name="T90">lar</text:span><text:span text:style-name="T88">: </text:span><text:span text:style-name="T89">İ</text:span><text:span text:style-name="T90">şbu sözleşmede adı geçen; </text:span><text:span text:style-name="T73">Kiraya veren</text:span><text:span text:style-name="T89">; </text:span><text:span text:style-name="T92">mecurun</text:span><text:span text:style-name="T89"> sahibi</text:span><text:span text:style-name="T90">ni</text:span><text:span text:style-name="T89"> ve/veya vekili</text:span><text:span text:style-name="T90">ni</text:span><text:span text:style-name="T89">, </text:span><text:span text:style-name="T73">Kiracı;</text:span><text:span text:style-name="T98"> </text:span><text:span text:style-name="T101">mecuru</text:span><text:span text:style-name="T98"> kiralama hak</text:span><text:span text:style-name="T100">k</text:span><text:span text:style-name="T98">ını belirli bir ücret karşılığında </text:span><text:span text:style-name="T101">belirli bir süre</text:span><text:span text:style-name="T98"> kabul <text:s/>eden gerçek veya tüzel kişi</text:span><text:span text:style-name="T99">yi, </text:span><text:span text:style-name="T73">Sözleşme</text:span><text:span text:style-name="T89"> </text:span><text:span text:style-name="T90">t</text:span><text:span text:style-name="T89">araflarca, şartları belirlenen, şartlar üzerinde anlaşmaya varılan ve imza altına alınan </text:span><text:span text:style-name="T90">işbu </text:span><text:span text:style-name="T89">kira sözleşmesi</text:span><text:span text:style-name="T90">ni ifade eder. </text:span><text:span text:style-name="T16">İşbu k</text:span>ira sözleşmesi, kiraya verenin , <text:span text:style-name="T34">bu sözleşmede özellikleri belirtilen mecurun</text:span> kullanı<text:span text:style-name="T176">mını</text:span> <text:span text:style-name="T175">belli bir süre için</text:span> kiracıya bırakmayı, kiracının da buna karşılık, <text:span text:style-name="T175">bu süre için </text:span>kararlaştırılan kira bedelini ödemeyi üstlendiği<text:span text:style-name="T34"> </text:span>sözleşmedir.</text:p>
      <text:p text:style-name="P2"><text:span text:style-name="T116">M</text:span><text:span text:style-name="T114">ADDE </text:span><text:span text:style-name="T115">2<text:tab/></text:span><text:span text:style-name="T117">Kira süresi:</text:span><text:span text:style-name="T118"> </text:span><text:span text:style-name="T119">İşbu s</text:span><text:span text:style-name="T120">özleşme, belirli süre</text:span><text:span text:style-name="T122">lidir</text:span><text:span text:style-name="T121"> ve <text:s/>k</text:span><text:span text:style-name="T120">ararlaştırılan sürenin geçmesiyle herhangi bir bildirim olmaksızın, </text:span><text:span text:style-name="T123">bu sözleşmeden doğan haklar saklı kalmak şartıyla,</text:span><text:span text:style-name="T120"> sona ere</text:span><text:span text:style-name="T121">r. </text:span></text:p>
      <text:p text:style-name="P18"><text:span text:style-name="T45">M</text:span><text:span text:style-name="T39">ADDE 3 <text:tab/></text:span><text:span text:style-name="T81">Vergi ve benzeri yükümlülüklere katlanma borcu : </text:span>Kiralanana <text:span text:style-name="T202">ait, kültür, arsa, bina vergileri kiraya veren;</text:span> <text:span text:style-name="T204">kira stopaj </text:span>vergi<text:span text:style-name="T72">si, çevre temizlik vergisi </text:span>ve benzeri yükümlülükler <text:span text:style-name="T34">kiracı tarafından ödenecektir. </text:span><text:span text:style-name="T127">Kiracı elektrik, su, </text:span><text:span text:style-name="T129">aidat</text:span><text:span text:style-name="T127"> vb. abone gerektiren işlemlerde, kira başlangıcında abonelikleri üzerine alacaktır ve kira müddeti boyunca bu </text:span><text:span text:style-name="T130">aboneliklere ait</text:span><text:span text:style-name="T127"> giderler kiracıya aittir.</text:span></text:p>
      <text:p text:style-name="P17"><text:span text:style-name="T39">MADDE </text:span><text:span text:style-name="T40">4 <text:tab/></text:span><text:span text:style-name="T82">Yan giderlere katlanma borcu</text:span><text:span text:style-name="T39"> : </text:span>Kira<text:span text:style-name="T34">cı</text:span>, kiralananın kullanımıyla ilgili olmak üzere, kendisi veya üçüncü kişi tarafından yapılan yan giderlere katlanmakla yükümlüdür.</text:p>
      <text:p text:style-name="P19"><text:span text:style-name="T39">MADDE </text:span><text:span text:style-name="T40">5<text:tab/></text:span><text:span text:style-name="T82">Kiralananın teslim anında </text:span><text:span text:style-name="T85">ve </text:span><text:span text:style-name="T82">sonra</text:span><text:span text:style-name="T85">sı</text:span><text:span text:style-name="T82"> ayıplı hâle gelmesinden sorumluluk</text:span><text:span text:style-name="T39"> <text:tab/></text:span></text:p>
      <text:list xml:id="list263212643" text:style-name="WWNum3">
        <text:list-header>
          <text:p text:style-name="P11"><text:span text:style-name="T24">İşbu </text:span><text:span text:style-name="T26">sözleşme aynı zamanda teslim tutanağı hükmünde olup,</text:span><text:span text:style-name="T24"> sözleşme</text:span><text:span text:style-name="T25">nin imzalanması ile </text:span><text:span text:style-name="T24">kiracı, kiralananı sağlam, ayıpsız ve eksiksiz olarak teslim aldığını kabul etmiştir. </text:span><text:span text:style-name="T23">Taşınmazda bulunan tuvalet, la</text:span><text:bookmark text:name="_GoBack"/><text:span text:style-name="T23">vabo <text:s/>banyo, vb. malzemeler kiracıya sağlam olarak teslim edilmiştir ve kira bitiminde kiracı bu malzemeleri sağlam ve eksiksiz olarak teslim etmekle yükümlüdür. Malzemelerde hasar oluşması durumunda kiracı ödemekle yükümlüdür. </text:span><text:span text:style-name="T26">Mecurun kullanılması sırasında oluşabilecek her türlü arıza, hasar vb. giderler kiracıya aittir. </text:span><text:span text:style-name="T34">Kiracının, mecurun teslimi sonrası, kendi ihtiyaçları doğrultusunda ortaya çıkabilecek ve eksik olarak tanımlayacağı şeylerin sorumluluğu kiracıya aittir. </text:span></text:p>
        </text:list-header>
      </text:list>
      <text:p text:style-name="P17"><text:span text:style-name="T39">MADDE </text:span><text:span text:style-name="T44">6</text:span><text:span text:style-name="T40"><text:tab/></text:span><text:span text:style-name="T82">Kira bedelinin indirilmesi</text:span><text:span text:style-name="T39"> : </text:span>Kiracı, <text:span text:style-name="T35">kira süresi boyunca ve sonrasında, sözleşmede belirlenen kira bedelinde, mucbir sebepler dahil, herhangi bir sebeple </text:span>indirim yapılmasını isteye<text:span text:style-name="T35">mez</text:span>.</text:p>
      <text:p text:style-name="P17"><text:span text:style-name="T39">MADDE </text:span><text:span text:style-name="T46">7</text:span><text:span text:style-name="T40"><text:tab/></text:span><text:span text:style-name="T82">Kira bedelini ödeme borcu,</text:span><text:span text:style-name="T39"> </text:span><text:span text:style-name="T43">ifa zamanı, kiracının temerrüdü</text:span><text:span text:style-name="T39"><text:tab/><text:tab/></text:span></text:p>
      <text:list xml:id="list150655433880758" text:continue-numbering="true" text:style-name="WWNum3">
        <text:list-header>
          <text:p text:style-name="P12"><text:span text:style-name="T151">Kira bedeli nettir. <text:s/></text:span><text:span text:style-name="T126">Sözleşme</text:span><text:span text:style-name="T151">de</text:span><text:span text:style-name="T126"> </text:span><text:span text:style-name="T151">belirtilen kira bedeli</text:span><text:span text:style-name="T126">, vergiler düşüldükten sonra </text:span><text:span text:style-name="T151">kiralayana </text:span><text:span text:style-name="T126">ödene</text:span><text:span text:style-name="T151">cek</text:span><text:span text:style-name="T126"> </text:span><text:span text:style-name="T130">net </text:span><text:span text:style-name="T126">miktardır. </text:span><text:span text:style-name="T151">Kira stopaj vergisi kiracı tarafından, </text:span><text:span text:style-name="T130">kiraya veren adına </text:span><text:span text:style-name="T151">ödenecektir. Her türlü resim vergi ve harçlar, ÇTV, stopaj vergisi ve kira süresi içerisinde ortaya çıkabilecek her türlü resmi ödemeler, vergi ve harçlar kiracı tarafından ödenecektir.</text:span><text:span text:style-name="T126"> Kiracı, kira bedelini </text:span><text:span text:style-name="T152">( kira bedeli aylık ödemeli yapılacaksa her ayın </text:span><text:span text:style-name="T153">1</text:span><text:span text:style-name="T154">. günü</text:span><text:span text:style-name="T152"> peşin </text:span><text:span text:style-name="T153">olarak</text:span><text:span text:style-name="T152"> )</text:span><text:span text:style-name="T126"> ve yan giderleri,</text:span><text:span text:style-name="T152"> </text:span><text:span text:style-name="T153">peşin </text:span><text:span text:style-name="T126">ödemekle yükümlüdür. </text:span><text:span text:style-name="T138">Ki</text:span><text:span text:style-name="T152">ra ödemeleri kiraya verene ait banka hesabına yatırılacaktır. </text:span><text:span text:style-name="T126">İşbu sö</text:span><text:span text:style-name="T155">z</text:span><text:span text:style-name="T126">leşme</text:span><text:span text:style-name="T133">de belirlenen</text:span><text:span text:style-name="T126"> kira bedeli</text:span><text:span text:style-name="T133">nin ödeme vadesi </text:span><text:span text:style-name="T137">sözleşme düzenleme </text:span><text:span text:style-name="T133">tarihidir.</text:span><text:span text:style-name="T126"> Ödeme çek veya senet ile taahhüt edilmiş ise ödemenin zamanında <text:s/>ödenmemesi durumunda, </text:span><text:span text:style-name="T216">müteakip bonolarda muacceliyet kesbedece</text:span><text:span text:style-name="T217">k</text:span><text:span text:style-name="T216">,</text:span><text:span text:style-name="T126"> </text:span><text:span text:style-name="T137">çek veya senedin ödeme vadesi, sözleşme düzenleme tarihi olarak kabul edilecektir </text:span><text:span text:style-name="T156">ve</text:span><text:span text:style-name="T137"> </text:span><text:span text:style-name="T126"><text:s/></text:span><text:span text:style-name="T156">k</text:span><text:span text:style-name="T137">iracı </text:span><text:span text:style-name="T156">geçmiş ve </text:span><text:span text:style-name="T137">o</text:span><text:span text:style-name="T126">turduğu süreye ait kira borcunu, </text:span><text:span text:style-name="T133">geçen her gün için, yıllık kira bedelinin yüzde </text:span><text:span text:style-name="T137">biri</text:span><text:span text:style-name="T133"> oranında </text:span><text:span text:style-name="T137">(%1)</text:span><text:span text:style-name="T133"> </text:span><text:span text:style-name="T136">günlük </text:span><text:span text:style-name="T133">ceza bedeli </text:span><text:span text:style-name="T137">ile birlikte</text:span><text:span text:style-name="T133"> ödemeyi</text:span><text:span text:style-name="T126"> peşinen kabul ve taahhüt eder.</text:span></text:p>
        </text:list-header>
      </text:list>
      <text:p text:style-name="P17"><text:span text:style-name="T39">MADDE </text:span><text:span text:style-name="T47">8</text:span><text:span text:style-name="T41"><text:tab/></text:span><text:span text:style-name="T83">Temizlik ve bakım giderlerini ödeme borcu</text:span> : Kiracı, kiralananın olağan kullanımı için gerekli temizlik ve bakım giderlerini ödemekle yükümlüdür.</text:p>
      <text:p text:style-name="P17"><text:span text:style-name="T39">MADDE </text:span><text:span text:style-name="T47">9</text:span><text:span text:style-name="T41"><text:tab/></text:span><text:span text:style-name="T44">K</text:span><text:span text:style-name="T83">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69">önce kiracıya bildirmek ve bunların </text:span>yapıldığı sırada kiracının yararlarını göz önünde tutmak zorundadır. </text:p>
      <text:p text:style-name="P20"><text:span text:style-name="T39">MADDE </text:span><text:span text:style-name="T41">1</text:span><text:span text:style-name="T47">0</text:span><text:span text:style-name="T41"><text:tab/></text:span><text:span text:style-name="T83">Kiralananda yenilik ve değişiklik yapılması</text:span> : Kiraya veren, kiralananda, kira sözleşmesinin feshini gerektirmeyen ve kiracıdan katlanması beklenebilecek olan yenilik ve değişiklikler yapabilir. <text:span text:style-name="T14">Bu yenilik ve değişikliklerin yapılması sırasında kiraya veren, kiracının menfaatlerini gözetmekle yükümlüdür. </text:span>Kiracı, <text:span text:style-name="T203">mecurda bir değişiklik yapmak isterse bu ek bir sözleşme ile belirlenmelidir.</text:span> Kiracı, kiraya verenin rızasıyla yaptığı yenilik ve değişiklikler sebebiyle kiralananda ortaya çıka<text:span text:style-name="T203">bilecek</text:span> değer artışının karşılığını isteyemez. <text:span text:style-name="T126">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31">Aksi bir sözleşme ile kararlaştır</text:span><text:span text:style-name="T148">ı</text:span><text:span text:style-name="T131">lmamışsa, </text:span><text:span text:style-name="T128">Kiracı, kira bitiminde yaptığı bu tip imalatları sökemez, çıkaramaz, kıramaz. Kiracı bu tip imalatları sağlam olarak kiraya verene teslim etmekle yükümlüdür. </text:span></text:p>
      <text:p text:style-name="P17"><text:span text:style-name="T39">MADDE </text:span><text:span text:style-name="T44">1</text:span><text:span text:style-name="T47">1</text:span><text:span text:style-name="T41"><text:tab/></text:span><text:span text:style-name="T83">Alt kira ve kullanım hakkının devri, </text:span><text:span text:style-name="T74">Kira ilişkisinin devri</text:span><text:span text:style-name="T39"> : </text:span>Kiracı, kiraya verenin yazılı rızası olmadıkça, kiralananı başkasına kiralayamayacağı gibi, kullanım hakkını da, kira ilişkisini <text:span text:style-name="T176">de</text:span> başkasına devredemez. </text:p>
      <text:p text:style-name="P3">KİRAYA VEREN<text:tab/>KİRACI<text:tab/>ŞAHİT-KEFİL</text:p>
      <text:p text:style-name="P71"><text:tab/><text:tab/><text:tab/><text:tab/><text:tab/><text:span text:style-name="T49">CESUR DEVEÇEKER</text:span><text:span text:style-name="T9"> -</text:span><text:span text:style-name="T10">3</text:span><text:span text:style-name="T11">90 2233 2868</text:span></text:p>
      <text:p text:style-name="P17"><text:soft-page-break/><text:span text:style-name="T39">MADDE </text:span><text:span text:style-name="T41">1</text:span><text:span text:style-name="T48">2</text:span><text:span text:style-name="T41"><text:tab/></text:span><text:span text:style-name="T83">Kiralananın kullanılmaması</text:span><text:span text:style-name="T39"> :</text:span><text:span text:style-name="T15"> </text:span><text:span text:style-name="T21">Normal veya mucbir bir sebeple, m</text:span><text:span text:style-name="T19">ecur</text:span> kullanılmasa veya sınırlı olarak kullanılsa bile kiracı, kira bedelini ödemekle yükümlüdür. <text:span text:style-name="T218">İşbu sözleşme pandemi koşulları göz önünde bulundurularak düzenlenmiştir.</text:span></text:p>
      <text:p text:style-name="P17"><text:span text:style-name="T39">MADDE </text:span><text:span text:style-name="T44">1</text:span><text:span text:style-name="T48">3</text:span><text:span text:style-name="T41"><text:tab/></text:span><text:span text:style-name="T83">Kiralananın sözleşmenin bitiminden önce geri verilmesi</text:span><text:span text:style-name="T39"> <text:s/>: </text:span>Kiracı, sözleşme süresine veya fesih dönemine uymaksızın kiralananı geri verdiği takdirde, kira sözleşmesinden doğan borçları, <text:span text:style-name="T36">sözleşme bitim süresine kadar olan dönem boyunca devam eder. Bu gibi durumlarda kiracı, kiralananı başkasına devredemez. Kiraya veren, k</text:span>iralananın <text:span text:style-name="T172">güncel</text:span> koşullarla kiraya verilebileceği <text:span text:style-name="T36">yeni bir kiracı bulması </text:span>h<text:span text:style-name="T218">a</text:span>linde, kiracının kira sözleşmesinden doğan borçları sona erer. <text:s/><text:span text:style-name="T218">K</text:span><text:span text:style-name="T36">iracı sözleşmede belirtilen şartlarda, kiralananı kullanmasa bile, kira borcunu ödemekle yükümlüdür.</text:span></text:p>
      <text:p text:style-name="P22"><text:span text:style-name="T39">MADDE </text:span><text:span text:style-name="T44">1</text:span><text:span text:style-name="T48">4</text:span><text:span text:style-name="T41"><text:tab/></text:span><text:span text:style-name="T81">Sözleşmenin sona ermesi</text:span><text:span text:style-name="T15"> : </text:span><text:span text:style-name="T17">İşbu sözleşme, belirli süreli bir sözleşmedir. K</text:span>ira sözleşmesi bu sürenin sonunda kendiliğinden sona erer. <text:span text:style-name="T203">Kiracı kiralananı sözleşme bitim tarihinde boşaltmakla yükümlüdür.</text:span><text:span text:style-name="T97"> </text:span><text:span text:style-name="T108">K</text:span><text:span text:style-name="T105">iracı, </text:span><text:span text:style-name="T108">mecuru boşaltmadığı takdirde, </text:span><text:span text:style-name="T105"><text:s/></text:span><text:span text:style-name="T104">geçmiş ve </text:span><text:span text:style-name="T105">o</text:span><text:span text:style-name="T102">turduğu süreye ait kira borcunu, </text:span><text:span text:style-name="T106">geçen her gün için, yıllık kira bedelinin yüzde </text:span><text:span text:style-name="T105">biri</text:span><text:span text:style-name="T106"> oranında </text:span><text:span text:style-name="T105">(%1)</text:span><text:span text:style-name="T106"> </text:span><text:span text:style-name="T107">günlük </text:span><text:span text:style-name="T106">ceza bedeli </text:span><text:span text:style-name="T105">ile birlikte</text:span><text:span text:style-name="T106"> ödemeyi</text:span><text:span text:style-name="T102"> peşinen kabul ve taahhüt eder.</text:span></text:p>
      <text:p text:style-name="P17"><text:span text:style-name="T39">MADDE </text:span><text:span text:style-name="T44">1</text:span><text:span text:style-name="T48">5</text:span><text:span text:style-name="T39"><text:tab/></text:span><text:span text:style-name="T81">Kiracının iflası </text:span><text:span text:style-name="T86">ve ölümü : </text:span>Kiracı, kiralananın tesliminden sonra iflas eder <text:span text:style-name="T203">veya</text:span> <text:s/>öl<text:span text:style-name="T203">ürse, ö</text:span>len kiracının <text:span text:style-name="T71">mirasçıları ve </text:span>ortakları veya bu ortakların aynı meslek ve sanatı yürüten mirasçıları <text:span text:style-name="T37"><text:s/>kiranın devam etmesine yönelik istekleri, bu sözleşmeye bağlı olarak geçersizdir. </text:span><text:span text:style-name="T91">Kiracının ölümü ile bu sözleşmedeki </text:span><text:span text:style-name="T88">“Kiralananın sözleşmenin bitiminden önce geri verilmesi” </text:span><text:span text:style-name="T91">maddesinde belirtilen şartlar uygulanır. </text:span><text:span text:style-name="T37">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ext:span><text:span text:style-name="T210">t</text:span><text:span text:style-name="T37">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23"><text:span text:style-name="T39">MADDE </text:span><text:span text:style-name="T44">1</text:span><text:span text:style-name="T48">6</text:span><text:span text:style-name="T42"><text:tab/></text:span><text:span text:style-name="T84">Kiralananın geri verilmesi</text:span><text:span text:style-name="T39"> <text:tab/>:</text:span><text:span text:style-name="T15"> “</text:span><text:span text:style-name="T93">Kiralananda yenilik ve değişiklik yapılması“ </text:span><text:span text:style-name="T94">maddesinde belirtilen hususlar saklı kalmak kaydıyla, k</text:span>iracı kiralananı ne durumda teslim almışsa, kira sözleşmesinin bitiminde o durumda geri vermekle yükümlüdür. <text:span text:style-name="T20">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72">de</text:span>, sözleşmeye aykırı kullanmadan doğacak zararları giderme<text:span text:style-name="T38">kle yükümlüdür.</text:span> </text:p>
      <text:p text:style-name="P17"><text:span text:style-name="T39">MADDE </text:span><text:span text:style-name="T44">1</text:span><text:span text:style-name="T48">7</text:span><text:span text:style-name="T42"><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24"><text:span text:style-name="T39">MADDE </text:span><text:span text:style-name="T48">18</text:span><text:span text:style-name="T42"><text:tab/></text:span><text:span text:style-name="T84">Kullanma giderleri</text:span><text:span text:style-name="T39"> : </text:span>Kiracı, ısıtma, aydınlatma ve su gibi kullanma giderlerine katlanmakla yükümlüdür. Giderlere katlanan taraf, bu giderleri ispat edici belgelerin birer örneğini, istem üzerine diğer tarafa vermek zorundadır. </text:p>
      <text:p text:style-name="P17"><text:span text:style-name="T39">MADDE </text:span><text:span text:style-name="T44">1</text:span><text:span text:style-name="T48">9</text:span><text:span text:style-name="T42"><text:tab/></text:span><text:span text:style-name="T84">Kiracının güvence vermesi</text:span><text:span text:style-name="T39"> <text:tab/>: </text:span><text:span text:style-name="T18">K</text:span>iracı<text:span text:style-name="T70">nın</text:span> güvence verme borcu <text:span text:style-name="T70">vardır ve yıllık kira </text:span></text:p>
      <text:p text:style-name="P28">bedelinin %25 ‘i olarak yapılacaktır. </text:p>
      <text:p text:style-name="P21"><text:span text:style-name="T39">MADDE </text:span><text:span text:style-name="T44">2</text:span><text:span text:style-name="T48">0</text:span><text:span text:style-name="T42"> <text:tab/></text:span><text:span text:style-name="T84">Kira </text:span><text:span text:style-name="T87">Yıllık Artış Oranı</text:span><text:span text:style-name="T39"> </text:span><text:span text:style-name="T42">ve </text:span><text:span text:style-name="T84">Belirlenmesi<text:tab/>: </text:span><text:span text:style-name="T70">Bir yıldan uzun süreyle yapılan sözleşmelerde </text:span>uygulanacak <text:span text:style-name="T177">yıllık kira artış oranı</text:span>, <text:span text:style-name="T172">yıllık tüketici </text:span>fiyat endeksin<text:span text:style-name="T172">in (TÜFE)</text:span> oniki aylık ortalama<text:span text:style-name="T174">sı </text:span>oranını<text:span text:style-name="T70">n %10 ‘un altında olması durumunda; %10, değişim oranının %10 ‘un üstünde olması durumunda ise, değişim oranının altında olmamak</text:span> koşuluyla <text:span text:style-name="T124">yapılacaktır.</text:span>. </text:p>
      <text:p text:style-name="P25"><text:span text:style-name="T50">MADDE </text:span><text:span text:style-name="T51">2</text:span><text:span text:style-name="T52">1</text:span><text:span text:style-name="T51"> <text:tab/></text:span><text:span text:style-name="T53">Sözleşmenin feshi : </text:span><text:span text:style-name="T126">İşbu sözleşmenin herhangi bir maddesinin ihlali ile </text:span><text:span text:style-name="T141">veya süre bitiminde</text:span><text:span text:style-name="T126">, </text:span><text:span text:style-name="T138">kiraya verenin hakları saklı kalmak şartıyla</text:span><text:span text:style-name="T126"> sözleşme fesh edilir ve kiracı mecuru hiçbir ihtara gerek kalmadan boşaltma</text:span><text:span text:style-name="T142">yı kabul ve taahhüt etmiştir.</text:span><text:span text:style-name="T126">. </text:span></text:p>
      <text:list xml:id="list150655228334476" text:continue-numbering="true" text:style-name="WWNum3">
        <text:list-header>
          <text:p text:style-name="P13"><text:span text:style-name="T50">MADDE </text:span><text:span text:style-name="T51">2</text:span><text:span text:style-name="T52">2</text:span><text:span text:style-name="T53"><text:tab/>Kefil ve şahit : </text:span><text:span text:style-name="T126">Kefil </text:span><text:span text:style-name="T142">ve şahit</text:span><text:span text:style-name="T126">, bu sözleşmeye attığı imza ile, sözleşme şartlarına uyulmaması </text:span><text:span text:style-name="T137">ve/veya bu sözleşmeyle bağlantılı tahliye taahhütnamesi vb. belgeler</text:span><text:span text:style-name="T126"> ile ortaya çıkabilecek her türlü maddi ve manevi zararların karşılanması hususunda, müteselsilen sorumlu olduğunu kabul ve beyan etmiştir. Kefil </text:span><text:span text:style-name="T143">ve Şahit</text:span><text:span text:style-name="T126">, sözleşmeyi imzalayan kişinin, </text:span><text:span text:style-name="T148">s</text:span><text:span text:style-name="T126">özleşmede adı geçen kişi olduğuna şahitlik ettiğini kabul ve beyan eder. </text:span></text:p>
          <text:p text:style-name="P14"><text:span text:style-name="T52">MADDE 23<text:tab/>Yetkili mercii ve tebligat :</text:span><text:span text:style-name="T27"> İşbu </text:span><text:span text:style-name="T142"><text:s/>sözleşmede belirtilen adresler tarafların tebligat adresleri olarak da belirlenmiş olup her türlü tebligatın bu adreslere yapılabileceği taraflarca kabul edilmişti</text:span><text:span text:style-name="T144">r.</text:span><text:span text:style-name="T142"> Taraflar, anlaşmazlık vuku</text:span><text:span text:style-name="T144">unda</text:span><text:span text:style-name="T142">, T.C. Tokat Mahkeme ve İcra Dairelerinin selahiyetini </text:span><text:span text:style-name="T141">şimdiden </text:span><text:span text:style-name="T142">kabul ve beyan etmiştir. </text:span></text:p>
        </text:list-header>
      </text:list>
      <text:p text:style-name="P5"><text:span text:style-name="T125"/></text:p>
      <text:p text:style-name="P5"><text:span text:style-name="T125">KİRAYA VEREN<text:tab/>KİRACI<text:tab/>ŞAHİT-KEFİL</text:span></text:p>
      <text:p text:style-name="P75"><text:span text:style-name="T113"><text:tab/><text:tab/><text:tab/><text:tab/></text:span><text:span text:style-name="T29">CESUR DEVEÇEKER</text:span><text:span text:style-name="T3"> -</text:span><text:span text:style-name="T4">3</text:span><text:span text:style-name="T5">90 2233 2868</text:span></text:p>
      <text:p text:style-name="P15"><text:soft-page-break/><text:span text:style-name="T142"/></text:p>
      <text:p text:style-name="P15"><text:span text:style-name="T142"/></text:p>
      <text:list xml:id="list150655860999267" text:continue-numbering="true" text:style-name="WWNum3">
        <text:list-header>
          <text:p text:style-name="P14"><text:span text:style-name="T126">İşbu akit, </text:span><text:span text:style-name="T144">3</text:span><text:span text:style-name="T145"> sayfa,</text:span><text:span text:style-name="T146"> 2</text:span><text:span text:style-name="T142">3</text:span><text:span text:style-name="T146"> madde </text:span><text:span text:style-name="T142">ve kiraya veren, kiracı, kiralanan ve kira hakkında detaylardan</text:span><text:span text:style-name="T146"> </text:span><text:span text:style-name="T145">oluşur ve </text:span><text:span text:style-name="T144">1</text:span><text:span text:style-name="T126"> nüsha halinde tanzim edilmiş olup, taraflarca </text:span><text:span text:style-name="T142">okunarak, </text:span><text:span text:style-name="T126">kabul edilmiş ve imzalanmıştır.</text:span></text:p>
        </text:list-header>
      </text:list>
      <text:p text:style-name="P8"><text:span text:style-name="T184"/></text:p>
      <text:p text:style-name="P8"><text:span text:style-name="T184"/></text:p>
      <text:p text:style-name="P8"><text:span text:style-name="T184"/></text:p>
      <text:p text:style-name="P34"><text:span text:style-name="T184">Sözleşmenin<text:tab/>:</text:span><text:span text:style-name="T201"> </text:span><text:span text:style-name="T197">Düzenleme Tarihi</text:span><text:span text:style-name="T198"><text:tab/></text:span><text:span text:style-name="T133">: </text:span><text:span text:style-name="T54"><text:s/></text:span><text:span text:style-name="T67">15</text:span><text:span text:style-name="T55"> </text:span><text:span text:style-name="T67">Nisan</text:span><text:span text:style-name="T56"> </text:span><text:span text:style-name="T54">20</text:span><text:span text:style-name="T57">2</text:span><text:span text:style-name="T55">1</text:span><text:span text:style-name="T54"> <text:s/></text:span><text:span text:style-name="T95"><text:s/><text:tab/></text:span><text:span text:style-name="T96">Düzenleme No: </text:span><text:span text:style-name="T75">20</text:span><text:span text:style-name="T76">2</text:span><text:span text:style-name="T77">1</text:span><text:span text:style-name="T78">0</text:span><text:span text:style-name="T80">41</text:span><text:span text:style-name="T78">5</text:span><text:span text:style-name="T79">-00</text:span><text:span text:style-name="T80">5</text:span></text:p>
      <text:p text:style-name="P34"><text:span text:style-name="T181">Kiraya Veren<text:tab/>: </text:span><text:span text:style-name="T194">Adı Soyadı</text:span><text:span text:style-name="T126"><text:tab/>: </text:span><text:span text:style-name="T150"><text:tab/><text:tab/></text:span><text:span text:style-name="T126"><text:tab/><text:tab/></text:span><text:span text:style-name="T189">TC Kimlik No</text:span><text:span text:style-name="T23"><text:tab/>: </text:span></text:p>
      <text:p text:style-name="P40"/>
      <text:p text:style-name="P40">Kiracı<text:tab/></text:p>
      <text:p text:style-name="P35"><text:span text:style-name="T194">Adı Soyadı</text:span><text:span text:style-name="T126"><text:tab/>: </text:span><text:span text:style-name="T67">CESUR DEVEÇEKER</text:span></text:p>
      <text:p text:style-name="P39"><text:span text:style-name="T194">TC Kimlik No</text:span><text:span text:style-name="T126"><text:tab/>: </text:span><text:span text:style-name="T6">3</text:span><text:span text:style-name="T8">90 2233 2868</text:span></text:p>
      <text:p text:style-name="P35"><text:span text:style-name="T199">Tebligat </text:span><text:span text:style-name="T194">Adres</text:span><text:span text:style-name="T126"><text:tab/>: </text:span><text:span text:style-name="T164">Behzat Bulvarı Soğukpınar Mah.Coşkun Apt. Kat:4</text:span><text:span text:style-name="T149"> </text:span><text:span text:style-name="T164">No:13 Merkez - </text:span><text:span text:style-name="T149">TOKAT </text:span></text:p>
      <text:p text:style-name="P31"><text:span text:style-name="T192">Telefon No</text:span><text:tab/>: <text:span text:style-name="T223">0 </text:span><text:span text:style-name="T224">536 267 9452</text:span></text:p>
      <text:p text:style-name="P32"><text:span text:style-name="T179"/></text:p>
      <text:p text:style-name="P32"><text:span text:style-name="T179">Kiralana</text:span><text:span text:style-name="T180">nın</text:span><text:span text:style-name="T186"><text:tab/></text:span></text:p>
      <text:p text:style-name="P35"><text:span text:style-name="T194">Cinsi<text:tab/></text:span><text:span text:style-name="T126"><text:tab/><text:tab/>: </text:span><text:span text:style-name="T58">İşyeri<text:tab/></text:span><text:span text:style-name="T50"><text:tab/></text:span><text:span text:style-name="T200">Kullanım Amacı</text:span><text:span text:style-name="T126"><text:tab/>:</text:span><text:span text:style-name="T157"> </text:span><text:span text:style-name="T67">Lokanta - Ciğerci</text:span></text:p>
      <text:p text:style-name="P35"><text:span text:style-name="T194">Adresi<text:tab/></text:span><text:span text:style-name="T126"><text:tab/><text:tab/>: </text:span><text:span text:style-name="T68">Ali Paşa Hamam Sokak</text:span><text:span text:style-name="T58"> No:5 TOKAT</text:span></text:p>
      <text:p text:style-name="P36"><text:span text:style-name="T190">Tapu-</text:span><text:span text:style-name="T191">Abone Bi</text:span><text:span text:style-name="T190">lgileri</text:span><text:span text:style-name="T187"><text:tab/></text:span><text:span text:style-name="T126">: </text:span><text:span text:style-name="T158">Pafta: </text:span><text:span text:style-name="T68">4</text:span><text:span text:style-name="T158"> <text:tab/></text:span><text:span text:style-name="T144">A</text:span><text:span text:style-name="T126">da<text:tab/>:</text:span><text:span text:style-name="T159"> </text:span><text:span text:style-name="T59">3</text:span><text:span text:style-name="T68">85</text:span><text:span text:style-name="T160"><text:tab/>Parsel<text:tab/>: </text:span><text:span text:style-name="T68">116</text:span><text:span text:style-name="T28"><text:tab/>Elektrik : <text:s text:c="13"/>Su : </text:span></text:p>
      <text:p text:style-name="P32"><text:span text:style-name="T178"/></text:p>
      <text:p text:style-name="P32"><text:span text:style-name="T178">Kiranın </text:span><text:tab/></text:p>
      <text:p text:style-name="P34"><text:span text:style-name="T194">Başlangıç tarihi</text:span><text:span text:style-name="T126"><text:tab/>: </text:span><text:span text:style-name="T60"><text:s/></text:span><text:span text:style-name="T68">30</text:span><text:span text:style-name="T58"> </text:span><text:span text:style-name="T68">Nisan</text:span><text:span text:style-name="T58"> </text:span><text:span text:style-name="T60">202</text:span><text:span text:style-name="T58">1</text:span><text:span text:style-name="T158"><text:tab/></text:span><text:span text:style-name="T126"><text:tab/></text:span></text:p>
      <text:p text:style-name="P37"><text:span text:style-name="T194">Bitiş tarihi</text:span><text:span text:style-name="T126"><text:tab/><text:tab/>: </text:span><text:span text:style-name="T60">2</text:span><text:span text:style-name="T68">9</text:span><text:span text:style-name="T60"> </text:span><text:span text:style-name="T68">Nisan</text:span><text:span text:style-name="T60"> 202</text:span><text:span text:style-name="T58">2</text:span><text:span text:style-name="T161"><text:tab/><text:tab/><text:tab/></text:span><text:span text:style-name="T194">Süresi </text:span><text:span text:style-name="T126"><text:tab/>: </text:span><text:span text:style-name="T61">1 Yıl </text:span><text:span text:style-name="T62">(Bir Yıl)</text:span><text:span text:style-name="T162"> </text:span></text:p>
      <text:p text:style-name="P38"><text:span text:style-name="T188">Bedeli<text:tab/></text:span><text:span text:style-name="T126"><text:tab/><text:tab/>: </text:span><text:span text:style-name="T68">12000</text:span><text:span text:style-name="T63"> </text:span><text:span text:style-name="T64">TL (</text:span><text:span text:style-name="T68">On İki Bin</text:span><text:span text:style-name="T61"> </text:span><text:span text:style-name="T65">TL</text:span><text:span text:style-name="T64">) <text:s/>+ STOPAJ VERGİSİ</text:span></text:p>
      <text:p text:style-name="P26"><text:span text:style-name="T182"/></text:p>
      <text:p text:style-name="P26"><text:span text:style-name="T182">Ödeme</text:span><text:span text:style-name="T183"> Ş</text:span><text:span text:style-name="T182">ekli</text:span><text:span text:style-name="T112"><text:tab/><text:tab/>:</text:span><text:span text:style-name="T102"> </text:span><text:span text:style-name="T111">12</text:span><text:span text:style-name="T109">.000 TL Peşin </text:span><text:span text:style-name="T110">olarak banka hesabına yatırılacaktır.</text:span><text:span text:style-name="T109"> </text:span></text:p>
      <text:p text:style-name="P30"><text:tab/><text:tab/> </text:p>
      <text:p text:style-name="P27"><text:span text:style-name="T195">B</text:span><text:span text:style-name="T196">anka hesa</text:span><text:span text:style-name="T195">p no</text:span><text:span text:style-name="T103"><text:tab/>: </text:span></text:p>
      <text:p text:style-name="P74"/>
      <text:p text:style-name="P6"><text:span text:style-name="T225">Mecur, parsel girişinde sağda kalan çatılı tek katlı yapıdır. </text:span><text:span text:style-name="T211">İşyerine ait </text:span><text:span text:style-name="T212">su sayacı, </text:span><text:span text:style-name="T214">musluk</text:span><text:span text:style-name="T211"> vardır. </text:span><text:s/></text:p>
      <text:p text:style-name="P4"/>
      <text:p text:style-name="P33">İşbu akitteki bilgilerin doğruluğunu ve sözleşmenin tüm şartlarına uyacağımı peşinen kabul ettiğimi, <text:span text:style-name="T173">akiti okuyarak, hür irademle imzaladığımı,</text:span> beyan, <text:span text:style-name="T209">kabul</text:span> ve taahhüt ederim.</text:p>
      <text:p text:style-name="P29"/>
      <text:p text:style-name="P29"/>
      <text:p text:style-name="P29"/>
      <text:p text:style-name="P29"/>
      <text:p text:style-name="P29"/>
      <text:p text:style-name="P29"/>
      <text:p text:style-name="P7"><text:span text:style-name="T215">KİRAYA VEREN<text:tab/></text:span><text:span text:style-name="T205">K</text:span><text:span text:style-name="T215">İRACI<text:tab/>ŞAHİT-KEFİL</text:span></text:p>
      <text:p text:style-name="P70"><text:tab/><text:tab/><text:tab/><text:tab/><text:tab/><text:tab/><text:tab/><text:tab/><text:tab/></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6"><text:soft-page-break/>TAHLİYE TAAHHÜTNAMESİ</text:p>
      <text:p text:style-name="P76"/>
      <text:p text:style-name="P41"><text:span text:style-name="T126"><text:tab/>Halen tahtı icarımda bulunan, kiraya vereni ve özellikleri aşağıda belirtilen taşınmazı; </text:span><text:span text:style-name="T136">tahliye etmeyi taahhüt ettiğim tarih</text:span><text:span text:style-name="T139">te</text:span><text:span text:style-name="T136">, </text:span><text:span text:style-name="T139">aşağıda </text:span><text:span text:style-name="T136">tarih </text:span><text:span text:style-name="T139">ve</text:span><text:span text:style-name="T136"> sayı</text:span><text:span text:style-name="T140">sı </text:span><text:span text:style-name="T139">belirtilen </text:span><text:span text:style-name="T136">kira sözleşme</text:span><text:span text:style-name="T140">sinin</text:span><text:span text:style-name="T136"> şartlarına bağlı kalarak, </text:span><text:span text:style-name="T134"><text:s/></text:span><text:span text:style-name="T126">hiçbir kanuni merasime, ihtar ve protesto keşidesine, cevap itasına, tebliğ ve tebellüğe, </text:span><text:span text:style-name="T166">herhangi bir ihtar ve hiçbir hüküm istihsaline ve mahkemeden ilam almaya hacet kalmaksızın</text:span><text:span text:style-name="T126"> kayıtsız ve şartsız olarak boşaltmayı </text:span><text:span text:style-name="T166">kesin olarak, </text:span><text:span text:style-name="T168">hür irademle</text:span><text:span text:style-name="T166"> beyan, kabul ve taahhüt ed</text:span><text:span text:style-name="T167">iyorum</text:span><text:span text:style-name="T166">.</text:span></text:p>
      <text:p text:style-name="P45"/>
      <text:p text:style-name="P42"><text:span text:style-name="T126"><text:tab/>Gününde tahliye edemediğim </text:span><text:span text:style-name="T132">veya </text:span><text:span text:style-name="T126">etmediğim takdirde, </text:span><text:span text:style-name="T133">geçen her gün için, yıllık kira bedelinin yüzde </text:span><text:span text:style-name="T137">biri</text:span><text:span text:style-name="T133"> oranında </text:span><text:span text:style-name="T137">(%1)</text:span><text:span text:style-name="T133"> </text:span><text:span text:style-name="T136">günlük </text:span><text:span text:style-name="T133">ceza bedeli ödemeyi, </text:span><text:span text:style-name="T126">kiraya veren veya yetkili kanuni vekili tarafından aleyhime yapılacak, her türlü icra takibatı, mahkeme masrafları, avukatlık ücretleri ve benzeri tüm ücretlerinde tamamen şahsım tarafından karşılanacağını şimdiden <text:s/>kabul,</text:span><text:span text:style-name="T132"> beyan</text:span><text:span text:style-name="T126"> ve taahhüt ediyorum. İşbu taahhütname</text:span><text:span text:style-name="T135">yi</text:span><text:span text:style-name="T126"> </text:span><text:span text:style-name="T140">hür</text:span><text:span text:style-name="T126"> irademle </text:span><text:span text:style-name="T140">okudum ve</text:span><text:span text:style-name="T126"> imza</text:span><text:span text:style-name="T135">lıyorum</text:span><text:span text:style-name="T126">. </text:span></text:p>
      <text:p text:style-name="P49"/>
      <text:p text:style-name="P46"><text:span text:style-name="T207">TAHLİYE EDİLECEK YERİN</text:span></text:p>
      <text:p text:style-name="P43"><text:span text:style-name="T163">Adresi<text:tab/>: <text:s/></text:span></text:p>
      <text:p text:style-name="P51"/>
      <text:p text:style-name="P48"><text:span text:style-name="T33">İlgili </text:span><text:span text:style-name="T30">Kira </text:span><text:span text:style-name="T31">Sözleşme</text:span><text:span text:style-name="T30">si</text:span><text:span text:style-name="T31"> Tarihi, <text:s/></text:span><text:span text:style-name="T32">No</text:span><text:span text:style-name="T31"><text:tab/>:<text:tab/></text:span></text:p>
      <text:p text:style-name="P50"/>
      <text:p text:style-name="P50">Mecurun tahliye Edileceği taahhüt edilen tarih<text:tab/>:</text:p>
      <text:p text:style-name="P54"><text:span text:style-name="T185">Kiracı<text:tab/></text:span></text:p>
      <text:p text:style-name="P44"><text:span text:style-name="T194">Adı Soyadı</text:span><text:span text:style-name="T126"><text:tab/>: </text:span><text:span text:style-name="T67">CESUR DEVEÇEKER</text:span></text:p>
      <text:p text:style-name="P44"><text:span text:style-name="T194">TC Kimlik No</text:span><text:span text:style-name="T126"><text:tab/>: </text:span><text:span text:style-name="T58">3</text:span><text:span text:style-name="T66">90 2233 2868</text:span></text:p>
      <text:p text:style-name="P44"><text:span text:style-name="T199">Tebligat </text:span><text:span text:style-name="T194">Adres</text:span><text:span text:style-name="T126"><text:tab/>: </text:span><text:span text:style-name="T164">Behzat Bulvarı Soğukpınar Mah.Coşkun Apt. Kat:4</text:span><text:span text:style-name="T149"> </text:span><text:span text:style-name="T164">No:13 Merkez - </text:span><text:span text:style-name="T149">TOKAT </text:span></text:p>
      <text:p text:style-name="P53"><text:span text:style-name="T193">Telefon No</text:span><text:span text:style-name="T210"><text:tab/>: </text:span><text:span text:style-name="T223">0 </text:span><text:span text:style-name="T224">536 267 9452</text:span></text:p>
      <text:p text:style-name="P47"><text:span text:style-name="T15"><text:tab/><text:tab/><text:tab/><text:tab/><text:tab/><text:tab/><text:tab/></text:span></text:p>
      <text:p text:style-name="P9"><text:span text:style-name="T215"><text:tab/></text:span><text:span text:style-name="T205">K</text:span><text:span text:style-name="T215">İRACI<text:tab/>ŞAHİT-KEFİL</text:span></text:p>
      <text:p text:style-name="P52"/>
      <text:p text:style-name="P52"/>
      <text:p text:style-name="P77"/>
      <text:p text:style-name="P78"><text:soft-page-break/></text:p>
      <text:p text:style-name="P78"/>
      <text:p text:style-name="P78">KİRA FESİH SÖZLEŞMESİ</text:p>
      <text:p text:style-name="P79"/>
      <text:p text:style-name="P79"/>
      <text:p text:style-name="P79"/>
      <text:p text:style-name="P79"/>
      <text:p text:style-name="P79"/>
      <text:p text:style-name="P66"><text:span text:style-name="T126"><text:tab/></text:span><text:span text:style-name="T147">A</text:span><text:span text:style-name="T139">şağıda </text:span><text:span text:style-name="T136">tarih </text:span><text:span text:style-name="T139">ve</text:span><text:span text:style-name="T136"> sayı</text:span><text:span text:style-name="T140">sı </text:span><text:span text:style-name="T139">belirtilen </text:span><text:span text:style-name="T136">kira sözleşme</text:span><text:span text:style-name="T140">si</text:span><text:span text:style-name="T147">ni tek taraflı olarak fesh ediyorum. Sözleşme şartları ile t</text:span><text:span text:style-name="T126">ahtı icarımda bulunan taşınmazı; </text:span><text:span text:style-name="T147">belirtilen tarihte,</text:span><text:span text:style-name="T136"> </text:span><text:span text:style-name="T139">belirtilen </text:span><text:span text:style-name="T136">kira sözleşme</text:span><text:span text:style-name="T140">sinin</text:span><text:span text:style-name="T136"> şartlarına bağlı kalarak </text:span><text:span text:style-name="T169">tahliye ettim.</text:span></text:p>
      <text:p text:style-name="P55"/>
      <text:p text:style-name="P55"/>
      <text:p text:style-name="P64"/>
      <text:p text:style-name="P64"/>
      <text:p text:style-name="P55"/>
      <text:p text:style-name="P55"/>
      <text:p text:style-name="P55"/>
      <text:p text:style-name="P55"/>
      <text:p text:style-name="P65"><text:span text:style-name="T208">FESH</text:span><text:span text:style-name="T207"> EDİLE</text:span><text:span text:style-name="T208">N</text:span><text:span text:style-name="T207"> </text:span><text:span text:style-name="T208">SÖZLEŞMENİN</text:span></text:p>
      <text:p text:style-name="P55"/>
      <text:p text:style-name="P68"><text:span text:style-name="T170">Tarihi, <text:s/></text:span><text:span text:style-name="T171">No</text:span><text:span text:style-name="T170"><text:tab/><text:tab/><text:tab/><text:tab/>:<text:tab/></text:span></text:p>
      <text:p text:style-name="P58"/>
      <text:p text:style-name="P58">Mecurun tahliye Edil<text:span text:style-name="T206">diği </text:span>tarih<text:tab/>:</text:p>
      <text:p text:style-name="P58"/>
      <text:p text:style-name="P64"/>
      <text:p text:style-name="P59"/>
      <text:p text:style-name="P59"/>
      <text:p text:style-name="P59"/>
      <text:p text:style-name="P59"/>
      <text:p text:style-name="P69">Kiracı<text:tab/></text:p>
      <text:p text:style-name="P67"><text:span text:style-name="T194">Adı Soyadı</text:span><text:span text:style-name="T126"><text:tab/>: </text:span><text:span text:style-name="T164">CESUR DEVEÇEKER</text:span></text:p>
      <text:p text:style-name="P67"><text:span text:style-name="T194">TC Kimlik No</text:span><text:span text:style-name="T126"><text:tab/>: </text:span><text:span text:style-name="T219">3</text:span><text:span text:style-name="T220">90 2233 2868</text:span></text:p>
      <text:p text:style-name="P67"><text:span text:style-name="T199">Tebligat </text:span><text:span text:style-name="T194">Adres</text:span><text:span text:style-name="T126">: </text:span><text:span text:style-name="T164">Behzat Bulvarı Soğukpınar Mah.Coşkun Apt. Kat:4</text:span><text:span text:style-name="T149"> </text:span><text:span text:style-name="T164">No:13 Merkez - </text:span><text:span text:style-name="T149">TOKAT </text:span></text:p>
      <text:p text:style-name="P60"><text:span text:style-name="T193">Telefon No</text:span><text:span text:style-name="T210"><text:tab/>: </text:span><text:span text:style-name="T223">0 </text:span><text:span text:style-name="T224">536 267 9452</text:span></text:p>
      <text:p text:style-name="P61"/>
      <text:p text:style-name="P61"/>
      <text:p text:style-name="P62"/>
      <text:p text:style-name="P63"/>
      <text:p text:style-name="P63"/>
      <text:p text:style-name="P10"><text:span text:style-name="T215"><text:tab/></text:span><text:span text:style-name="T205">K</text:span><text:span text:style-name="T215">İRACI<text:tab/>ŞAHİT-KEFİL</text:span></text:p>
      <text:p text:style-name="P5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Noto Sans Devanagari1" svg:font-family="'Noto Sans Devanagari'" style:font-family-generic="swiss"/>
    <style:font-face style:name="Tlwg Typo" svg:font-family="'Tlwg Typo'" style:font-pitch="fixed"/>
    <style:font-face style:name="Abyssinica SIL" svg:font-family="'Abyssinica SIL'" style:font-pitch="variable"/>
    <style:font-face style:name="Ani" svg:font-family="Ani" style:font-pitch="variable"/>
    <style:font-face style:name="AnjaliOldLipi" svg:font-family="AnjaliOldLipi" style:font-pitch="variable"/>
    <style:font-face style:name="Chilanka" svg:font-family="Chilanka" style:font-pitch="variable"/>
    <style:font-face style:name="Dyuthi" svg:font-family="Dyuthi" style:font-pitch="variable"/>
    <style:font-face style:name="Garuda" svg:font-family="Garuda" style:font-pitch="variable"/>
    <style:font-face style:name="Gubbi" svg:font-family="Gubbi" style:font-pitch="variable"/>
    <style:font-face style:name="Kinnari" svg:font-family="Kinnari" style:font-pitch="variable"/>
    <style:font-face style:name="Nimbus Sans L" svg:font-family="'Nimbus Sans L'" style:font-pitch="variable"/>
    <style:font-face style:name="Norasi" svg:font-family="Norasi" style:font-pitch="variable"/>
    <style:font-face style:name="Noto Music" svg:font-family="'Noto Music'" style:font-pitch="variable"/>
    <style:font-face style:name="Padauk Book" svg:font-family="'Padauk Book'" style:font-pitch="variable"/>
    <style:font-face style:name="Rasa" svg:font-family="Rasa" style:font-pitch="variable"/>
    <style:font-face style:name="Saab" svg:font-family="Saab" style:font-pitch="variable"/>
    <style:font-face style:name="Samanata" svg:font-family="Samanata" style:font-pitch="variable"/>
    <style:font-face style:name="UKIJ Diwani" svg:font-family="'UKIJ Diwani'" style:font-pitch="variable"/>
    <style:font-face style:name="UKIJ Ekran" svg:font-family="'UKIJ Ekran'" style:font-pitch="variable"/>
    <style:font-face style:name="Ubuntu" svg:font-family="Ubuntu" style:font-pitch="variable"/>
    <style:font-face style:name="Uroob" svg:font-family="Uroob" style:font-pitch="variable"/>
    <style:font-face style:name="aakar" svg:font-family="aakar"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Noto Serif" svg:font-family="'Noto Serif'" style:font-family-generic="roman" style:font-pitch="variable"/>
    <style:font-face style:name="Noto Serif Devanagari" svg:font-family="'Noto Serif Devanagari'"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9100a2"/>
    </style:style>
    <style:style style:name="MT1" style:family="text">
      <style:text-properties officeooo:rsid="0045a579"/>
    </style:style>
    <style:style style:name="MT2" style:family="text">
      <style:text-properties officeooo:rsid="009100a2"/>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text:tab/></text:span><text:span text:style-name="MT2"><text:tab/> <text:s/></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3T08:57:13.529473922</meta:creation-date>
    <dc:date>2021-04-20T15:03:41.436294471</dc:date>
    <meta:editing-duration>PT19H57M8S</meta:editing-duration>
    <meta:editing-cycles>61</meta:editing-cycles>
    <meta:generator>LibreOffice/7.0.5.2$Linux_X86_64 LibreOffice_project/00$Build-2</meta:generator>
    <meta:print-date>2021-04-20T15:03:57.272975269</meta:print-date>
    <meta:document-statistic meta:table-count="0" meta:image-count="0" meta:object-count="0" meta:page-count="5" meta:paragraph-count="80" meta:word-count="1847" meta:character-count="13716" meta:non-whitespace-character-count="11806"/>
  </office:meta>
</office:document-meta>
</file>